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1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rsid="001c7882" officeooo:paragraph-rsid="001c7882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1c7882" officeooo:paragraph-rsid="001c7882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c7882" officeooo:paragraph-rsid="001faf1b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c7882" officeooo:paragraph-rsid="0020c6ba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c7882" officeooo:paragraph-rsid="0023b98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c7882" officeooo:paragraph-rsid="0026435f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c7882" officeooo:paragraph-rsid="0027fe32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c7882" officeooo:paragraph-rsid="002d74f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c7882" officeooo:paragraph-rsid="00304e4d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c7882" officeooo:paragraph-rsid="0031b796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c7882" officeooo:paragraph-rsid="00335ffd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c7882" officeooo:paragraph-rsid="00352a9b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c7882" officeooo:paragraph-rsid="0038b4aa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1c7882" officeooo:paragraph-rsid="003a4320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1c7882" officeooo:paragraph-rsid="003f38dd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1c7882" officeooo:paragraph-rsid="00421d53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1c7882" officeooo:paragraph-rsid="00439e26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1c7882" officeooo:paragraph-rsid="004545d1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1c7882" officeooo:paragraph-rsid="00470e46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1c7882" officeooo:paragraph-rsid="004aa486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3bb1d3" officeooo:paragraph-rsid="003bb1d3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03dcd2d" officeooo:paragraph-rsid="003dcd2d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0559bcd" officeooo:paragraph-rsid="00559bcd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officeooo:rsid="00559bcd" officeooo:paragraph-rsid="00570e24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1c7882" officeooo:paragraph-rsid="001c7882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2pt" fo:font-weight="bold" officeooo:rsid="001c7882" officeooo:paragraph-rsid="001c7882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26435f" officeooo:paragraph-rsid="0026435f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31b796" officeooo:paragraph-rsid="0031b796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38b4aa" officeooo:paragraph-rsid="0038b4aa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3a4320" officeooo:paragraph-rsid="003a4320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3bb1d3" officeooo:paragraph-rsid="003bb1d3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4aa486" officeooo:paragraph-rsid="004aa486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559bcd" officeooo:paragraph-rsid="00559bc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officeooo:paragraph-rsid="00352a9b"/>
    </style:style>
    <style:style style:name="P35" style:family="paragraph" style:parent-style-name="Standard">
      <style:paragraph-properties fo:text-align="start" style:justify-single-word="false"/>
      <style:text-properties officeooo:paragraph-rsid="001c7882"/>
    </style:style>
    <style:style style:name="P36" style:family="paragraph" style:parent-style-name="Standard">
      <style:paragraph-properties fo:text-align="start" style:justify-single-word="false"/>
      <style:text-properties officeooo:paragraph-rsid="00439e26"/>
    </style:style>
    <style:style style:name="P37" style:family="paragraph" style:parent-style-name="Standard">
      <style:paragraph-properties fo:text-align="start" style:justify-single-word="false"/>
      <style:text-properties officeooo:paragraph-rsid="004933e9"/>
    </style:style>
    <style:style style:name="P38" style:family="paragraph" style:parent-style-name="Standard">
      <style:paragraph-properties fo:text-align="start" style:justify-single-word="false"/>
      <style:text-properties officeooo:paragraph-rsid="0040a14c"/>
    </style:style>
    <style:style style:name="P39" style:family="paragraph" style:parent-style-name="Standard">
      <style:paragraph-properties fo:text-align="start" style:justify-single-word="false"/>
      <style:text-properties officeooo:paragraph-rsid="0060d74f"/>
    </style:style>
    <style:style style:name="P40" style:family="paragraph" style:parent-style-name="Standard">
      <style:paragraph-properties fo:text-align="start" style:justify-single-word="false"/>
      <style:text-properties fo:color="#000000" style:font-name="Liberation Serif" fo:font-size="12pt" officeooo:rsid="0040a14c" officeooo:paragraph-rsid="001c7882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fo:color="#000000" style:font-name="Liberation Serif" fo:font-size="12pt" officeooo:rsid="0040a14c" officeooo:paragraph-rsid="0040a14c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421d53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4933e9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49de7b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1c7882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40a14c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5c4450" style:font-size-asian="12pt" style:font-size-complex="12pt"/>
    </style:style>
    <style:style style:name="P48" style:family="paragraph" style:parent-style-name="Standard">
      <style:paragraph-properties fo:text-align="start" style:justify-single-word="false"/>
      <style:text-properties fo:color="#000000" style:font-name="Liberation Serif" fo:font-size="12pt" officeooo:rsid="001c7882" officeooo:paragraph-rsid="00421d53" style:font-size-asian="12pt" style:font-size-complex="12pt"/>
    </style:style>
    <style:style style:name="P49" style:family="paragraph" style:parent-style-name="Standard">
      <style:paragraph-properties fo:text-align="start" style:justify-single-word="false"/>
      <style:text-properties fo:color="#000000" style:font-name="Liberation Serif" fo:font-size="12pt" officeooo:rsid="001c7882" officeooo:paragraph-rsid="004545d1" style:font-size-asian="12pt" style:font-size-complex="12pt"/>
    </style:style>
    <style:style style:name="P50" style:family="paragraph" style:parent-style-name="Preformatted_20_Text">
      <style:paragraph-properties fo:margin-top="0in" fo:margin-bottom="0in" loext:contextual-spacing="false"/>
    </style:style>
    <style:style style:name="P51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5ba32c" officeooo:paragraph-rsid="0040a14c" style:font-size-asian="12pt" style:font-style-asian="normal" style:font-weight-asian="normal" style:font-size-complex="12pt"/>
    </style:style>
    <style:style style:name="P52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5f428c" officeooo:paragraph-rsid="0040a14c" style:font-size-asian="12pt" style:font-style-asian="normal" style:font-weight-asian="normal" style:font-size-complex="12pt"/>
    </style:style>
    <style:style style:name="P53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5c4450" style:font-size-asian="12pt" style:font-size-complex="12pt"/>
    </style:style>
    <style:style style:name="P54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61d66a" style:font-size-asian="12pt" style:font-size-complex="12pt"/>
    </style:style>
    <style:style style:name="P55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655c96" style:font-size-asian="12pt" style:font-size-complex="12pt"/>
    </style:style>
    <style:style style:name="P56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67d244" style:font-size-asian="12pt" style:font-size-complex="12pt"/>
    </style:style>
    <style:style style:name="P57" style:family="paragraph" style:parent-style-name="Standard">
      <style:paragraph-properties fo:text-align="start" style:justify-single-word="false"/>
      <style:text-properties fo:color="#000000" style:font-name="Liberation Serif" fo:font-size="12pt" officeooo:rsid="001c7882" officeooo:paragraph-rsid="0040a14c" style:font-size-asian="12pt" style:font-size-complex="12pt"/>
    </style:style>
    <style:style style:name="P58" style:family="paragraph" style:parent-style-name="Standard">
      <style:paragraph-properties fo:text-align="start" style:justify-single-word="false"/>
      <style:text-properties fo:color="#000000" style:font-name="Liberation Serif" fo:font-size="12pt" officeooo:rsid="00421d53" officeooo:paragraph-rsid="00421d53" style:font-size-asian="12pt" style:font-size-complex="12pt"/>
    </style:style>
    <style:style style:name="P59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421d53" officeooo:paragraph-rsid="00421d53" style:font-size-asian="12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officeooo:paragraph-rsid="0061d66a"/>
    </style:style>
    <style:style style:name="P61" style:family="paragraph" style:parent-style-name="Standard">
      <style:paragraph-properties fo:text-align="start" style:justify-single-word="false"/>
      <style:text-properties officeooo:paragraph-rsid="0040a14c"/>
    </style:style>
    <style:style style:name="P62" style:family="paragraph" style:parent-style-name="Standard">
      <style:paragraph-properties fo:text-align="start" style:justify-single-word="false"/>
      <style:text-properties officeooo:paragraph-rsid="005c4450"/>
    </style:style>
    <style:style style:name="P63" style:family="paragraph" style:parent-style-name="Standard">
      <style:paragraph-properties fo:margin-top="0in" fo:margin-bottom="0in" loext:contextual-spacing="false"/>
    </style:style>
    <style:style style:name="P64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40a14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af1b" style:font-weight-asian="bold" style:font-weight-complex="bold"/>
    </style:style>
    <style:style style:name="T3" style:family="text">
      <style:text-properties fo:font-weight="bold" officeooo:rsid="0035f8bf" style:font-weight-asian="bold" style:font-weight-complex="bold"/>
    </style:style>
    <style:style style:name="T4" style:family="text">
      <style:text-properties fo:font-weight="bold" officeooo:rsid="0038b4aa" style:font-weight-asian="bold" style:font-weight-complex="bold"/>
    </style:style>
    <style:style style:name="T5" style:family="text">
      <style:text-properties fo:font-weight="bold" officeooo:rsid="003a4320" style:font-weight-asian="bold" style:font-weight-complex="bold"/>
    </style:style>
    <style:style style:name="T6" style:family="text">
      <style:text-properties fo:font-weight="bold" officeooo:rsid="003f657d" style:font-weight-asian="bold" style:font-weight-complex="bold"/>
    </style:style>
    <style:style style:name="T7" style:family="text">
      <style:text-properties fo:font-weight="bold" officeooo:rsid="003bb1d3" style:font-weight-asian="bold" style:font-weight-complex="bold"/>
    </style:style>
    <style:style style:name="T8" style:family="text">
      <style:text-properties fo:font-weight="bold" officeooo:rsid="003dcd2d" style:font-weight-asian="bold" style:font-weight-complex="bold"/>
    </style:style>
    <style:style style:name="T9" style:family="text">
      <style:text-properties fo:font-weight="bold" officeooo:rsid="003f38dd" style:font-weight-asian="bold" style:font-weight-complex="bold"/>
    </style:style>
    <style:style style:name="T10" style:family="text">
      <style:text-properties fo:font-weight="bold" officeooo:rsid="001c7882" style:font-weight-asian="bold" style:font-weight-complex="bold"/>
    </style:style>
    <style:style style:name="T11" style:family="text">
      <style:text-properties fo:font-weight="bold" officeooo:rsid="00421d53" style:font-weight-asian="bold" style:font-weight-complex="bold"/>
    </style:style>
    <style:style style:name="T12" style:family="text">
      <style:text-properties fo:font-weight="bold" officeooo:rsid="00470e46" style:font-weight-asian="bold" style:font-weight-complex="bold"/>
    </style:style>
    <style:style style:name="T13" style:family="text">
      <style:text-properties fo:font-weight="bold" officeooo:rsid="004aa486" style:font-weight-asian="bold" style:font-weight-complex="bold"/>
    </style:style>
    <style:style style:name="T14" style:family="text">
      <style:text-properties fo:font-weight="bold" officeooo:rsid="00570e24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1faf1b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20c6ba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218abc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231353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23b98f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26435f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2d74f7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2da397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304e4d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31b796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335ffd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352a9b" style:font-style-asian="italic" style:font-weight-asian="bold" style:font-style-complex="italic" style:font-weight-complex="bold"/>
    </style:style>
    <style:style style:name="T29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0" style:family="text">
      <style:text-properties fo:font-style="italic" style:text-underline-style="none" fo:font-weight="bold" officeooo:rsid="001faf1b" style:font-style-asian="italic" style:font-weight-asian="bold" style:font-style-complex="italic" style:font-weight-complex="bold"/>
    </style:style>
    <style:style style:name="T31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3" style:family="text">
      <style:text-properties fo:font-style="italic" style:text-underline-style="solid" style:text-underline-width="auto" style:text-underline-color="font-color" officeooo:rsid="003bb1d3" style:font-style-asian="italic" style:font-style-complex="italic"/>
    </style:style>
    <style:style style:name="T34" style:family="text">
      <style:text-properties fo:font-style="italic" fo:font-weight="normal" style:font-style-asian="italic" style:font-weight-asian="normal"/>
    </style:style>
    <style:style style:name="T35" style:family="text">
      <style:text-properties officeooo:rsid="001faf1b"/>
    </style:style>
    <style:style style:name="T36" style:family="text">
      <style:text-properties officeooo:rsid="0020c6ba"/>
    </style:style>
    <style:style style:name="T37" style:family="text">
      <style:text-properties officeooo:rsid="00218abc"/>
    </style:style>
    <style:style style:name="T38" style:family="text">
      <style:text-properties officeooo:rsid="00231353"/>
    </style:style>
    <style:style style:name="T39" style:family="text">
      <style:text-properties officeooo:rsid="0023b98f"/>
    </style:style>
    <style:style style:name="T40" style:family="text">
      <style:text-properties fo:font-size="12pt" officeooo:rsid="001c7882" style:font-size-asian="12pt" style:font-size-complex="12pt"/>
    </style:style>
    <style:style style:name="T41" style:family="text">
      <style:text-properties fo:font-size="12pt" officeooo:rsid="00352a9b" style:font-size-asian="12pt" style:font-size-complex="12pt"/>
    </style:style>
    <style:style style:name="T42" style:family="text">
      <style:text-properties fo:font-size="12pt" officeooo:rsid="004aa486" style:font-size-asian="12pt" style:font-size-complex="12pt"/>
    </style:style>
    <style:style style:name="T43" style:family="text">
      <style:text-properties fo:font-size="12pt" fo:font-style="italic" fo:font-weight="bold" officeooo:rsid="001c7882" style:font-size-asian="12pt" style:font-style-asian="italic" style:font-weight-asian="bold" style:font-size-complex="12pt" style:font-style-complex="italic" style:font-weight-complex="bold"/>
    </style:style>
    <style:style style:name="T44" style:family="text">
      <style:text-properties fo:font-size="12pt" fo:font-style="italic" fo:font-weight="bold" officeooo:rsid="0031b796" style:font-size-asian="12pt" style:font-style-asian="italic" style:font-weight-asian="bold" style:font-size-complex="12pt" style:font-style-complex="italic" style:font-weight-complex="bold"/>
    </style:style>
    <style:style style:name="T45" style:family="text">
      <style:text-properties fo:font-size="12pt" fo:font-style="italic" fo:font-weight="bold" officeooo:rsid="00352a9b" style:font-size-asian="12pt" style:font-style-asian="italic" style:font-weight-asian="bold" style:font-size-complex="12pt" style:font-style-complex="italic" style:font-weight-complex="bold"/>
    </style:style>
    <style:style style:name="T46" style:family="text">
      <style:text-properties fo:font-size="12pt" fo:font-weight="bold" officeooo:rsid="004aa486" style:font-size-asian="12pt" style:font-weight-asian="bold" style:font-size-complex="12pt" style:font-weight-complex="bold"/>
    </style:style>
    <style:style style:name="T47" style:family="text">
      <style:text-properties officeooo:rsid="0026435f"/>
    </style:style>
    <style:style style:name="T48" style:family="text">
      <style:text-properties officeooo:rsid="0027ca40"/>
    </style:style>
    <style:style style:name="T49" style:family="text">
      <style:text-properties officeooo:rsid="0027fe32"/>
    </style:style>
    <style:style style:name="T50" style:family="text">
      <style:text-properties officeooo:rsid="0029e7ae"/>
    </style:style>
    <style:style style:name="T51" style:family="text">
      <style:text-properties officeooo:rsid="002b135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29e7ae" style:font-weight-asian="normal" style:font-weight-complex="normal"/>
    </style:style>
    <style:style style:name="T54" style:family="text">
      <style:text-properties officeooo:rsid="002c1c70"/>
    </style:style>
    <style:style style:name="T55" style:family="text">
      <style:text-properties officeooo:rsid="002d74f7"/>
    </style:style>
    <style:style style:name="T56" style:family="text">
      <style:text-properties officeooo:rsid="002da397"/>
    </style:style>
    <style:style style:name="T57" style:family="text">
      <style:text-properties officeooo:rsid="002e7e02"/>
    </style:style>
    <style:style style:name="T58" style:family="text">
      <style:text-properties officeooo:rsid="00304e4d"/>
    </style:style>
    <style:style style:name="T59" style:family="text">
      <style:text-properties officeooo:rsid="0031b796"/>
    </style:style>
    <style:style style:name="T60" style:family="text">
      <style:text-properties officeooo:rsid="00335ffd"/>
    </style:style>
    <style:style style:name="T61" style:family="text">
      <style:text-properties officeooo:rsid="00352a9b"/>
    </style:style>
    <style:style style:name="T62" style:family="text">
      <style:text-properties officeooo:rsid="0035f8bf"/>
    </style:style>
    <style:style style:name="T63" style:family="text">
      <style:text-properties officeooo:rsid="0038b4aa"/>
    </style:style>
    <style:style style:name="T64" style:family="text">
      <style:text-properties officeooo:rsid="003a4320"/>
    </style:style>
    <style:style style:name="T65" style:family="text">
      <style:text-properties officeooo:rsid="003bb1d3"/>
    </style:style>
    <style:style style:name="T66" style:family="text">
      <style:text-properties officeooo:rsid="003f38dd"/>
    </style:style>
    <style:style style:name="T67" style:family="text">
      <style:text-properties officeooo:rsid="003dcd2d"/>
    </style:style>
    <style:style style:name="T68" style:family="text">
      <style:text-properties officeooo:rsid="003f657d"/>
    </style:style>
    <style:style style:name="T69" style:family="text">
      <style:text-properties fo:font-style="normal" fo:font-weight="normal" style:font-style-asian="normal" style:font-weight-asian="normal"/>
    </style:style>
    <style:style style:name="T70" style:family="text">
      <style:text-properties fo:font-style="normal" fo:font-weight="normal" officeooo:rsid="0040a14c" style:font-style-asian="normal" style:font-weight-asian="normal"/>
    </style:style>
    <style:style style:name="T71" style:family="text">
      <style:text-properties fo:font-style="normal" fo:font-weight="normal" officeooo:rsid="00421d53" style:font-style-asian="normal" style:font-weight-asian="normal"/>
    </style:style>
    <style:style style:name="T72" style:family="text">
      <style:text-properties fo:font-style="normal" fo:font-weight="normal" officeooo:rsid="004aa486" style:font-style-asian="normal" style:font-weight-asian="normal"/>
    </style:style>
    <style:style style:name="T73" style:family="text">
      <style:text-properties fo:font-style="normal" fo:font-weight="normal" officeooo:rsid="005ba32c" style:font-style-asian="normal" style:font-weight-asian="normal"/>
    </style:style>
    <style:style style:name="T74" style:family="text">
      <style:text-properties fo:font-style="normal" fo:font-weight="normal" officeooo:rsid="005c4450" style:font-style-asian="normal" style:font-weight-asian="normal"/>
    </style:style>
    <style:style style:name="T75" style:family="text">
      <style:text-properties fo:font-style="normal" fo:font-weight="normal" officeooo:rsid="005e7418" style:font-style-asian="normal" style:font-weight-asian="normal"/>
    </style:style>
    <style:style style:name="T76" style:family="text">
      <style:text-properties fo:font-style="normal" fo:font-weight="normal" officeooo:rsid="005f428c" style:font-style-asian="normal" style:font-weight-asian="normal"/>
    </style:style>
    <style:style style:name="T77" style:family="text">
      <style:text-properties fo:font-style="normal" fo:font-weight="normal" officeooo:rsid="0060d74f" style:font-style-asian="normal" style:font-weight-asian="normal"/>
    </style:style>
    <style:style style:name="T78" style:family="text">
      <style:text-properties fo:font-style="normal" fo:font-weight="normal" officeooo:rsid="0061d66a" style:font-style-asian="normal" style:font-weight-asian="normal"/>
    </style:style>
    <style:style style:name="T79" style:family="text">
      <style:text-properties fo:font-style="normal" fo:font-weight="normal" officeooo:rsid="0063654c" style:font-style-asian="normal" style:font-weight-asian="normal"/>
    </style:style>
    <style:style style:name="T80" style:family="text">
      <style:text-properties fo:font-style="normal" fo:font-weight="normal" officeooo:rsid="0063654c" style:font-style-asian="normal" style:font-weight-asian="normal"/>
    </style:style>
    <style:style style:name="T81" style:family="text">
      <style:text-properties fo:font-style="normal" fo:font-weight="normal" style:font-style-asian="normal" style:font-weight-asian="normal"/>
    </style:style>
    <style:style style:name="T82" style:family="text">
      <style:text-properties fo:font-style="normal" fo:font-weight="normal" officeooo:rsid="00640bfd" style:font-style-asian="normal" style:font-weight-asian="normal"/>
    </style:style>
    <style:style style:name="T83" style:family="text">
      <style:text-properties fo:font-style="normal" fo:font-weight="normal" officeooo:rsid="00640bfd" style:font-style-asian="normal" style:font-weight-asian="normal"/>
    </style:style>
    <style:style style:name="T84" style:family="text">
      <style:text-properties fo:font-style="normal" fo:font-weight="normal" officeooo:rsid="00640bfd" style:font-style-asian="normal" style:font-weight-asian="normal"/>
    </style:style>
    <style:style style:name="T85" style:family="text">
      <style:text-properties fo:font-style="normal" fo:font-weight="normal" style:font-style-asian="normal" style:font-weight-asian="normal"/>
    </style:style>
    <style:style style:name="T86" style:family="text">
      <style:text-properties fo:font-style="normal" fo:font-weight="normal" style:font-style-asian="normal" style:font-weight-asian="normal"/>
    </style:style>
    <style:style style:name="T87" style:family="text">
      <style:text-properties fo:font-style="normal" fo:font-weight="normal" officeooo:rsid="00655c96" style:font-style-asian="normal" style:font-weight-asian="normal"/>
    </style:style>
    <style:style style:name="T88" style:family="text">
      <style:text-properties fo:font-style="normal" fo:font-weight="normal" officeooo:rsid="0067d244" style:font-style-asian="normal" style:font-weight-asian="normal"/>
    </style:style>
    <style:style style:name="T89" style:family="text">
      <style:text-properties fo:font-style="normal" fo:font-weight="normal" officeooo:rsid="0067ff8d" style:font-style-asian="normal" style:font-weight-asian="normal"/>
    </style:style>
    <style:style style:name="T90" style:family="text">
      <style:text-properties fo:font-style="normal" fo:font-weight="normal" officeooo:rsid="00753bf6" style:font-style-asian="normal" style:font-weight-asian="normal"/>
    </style:style>
    <style:style style:name="T91" style:family="text">
      <style:text-properties fo:font-style="normal" fo:font-weight="normal" officeooo:rsid="0076be81" style:font-style-asian="normal" style:font-weight-asian="normal"/>
    </style:style>
    <style:style style:name="T92" style:family="text">
      <style:text-properties fo:font-style="normal" officeooo:rsid="005f428c" style:font-style-asian="normal"/>
    </style:style>
    <style:style style:name="T93" style:family="text">
      <style:text-properties officeooo:rsid="001c7882"/>
    </style:style>
    <style:style style:name="T94" style:family="text">
      <style:text-properties officeooo:rsid="00421d53"/>
    </style:style>
    <style:style style:name="T95" style:family="text">
      <style:text-properties officeooo:rsid="00439e26"/>
    </style:style>
    <style:style style:name="T96" style:family="text">
      <style:text-properties officeooo:rsid="004545d1"/>
    </style:style>
    <style:style style:name="T97" style:family="text">
      <style:text-properties fo:color="#000000" style:font-name="Liberation Serif"/>
    </style:style>
    <style:style style:name="T98" style:family="text">
      <style:text-properties fo:color="#000000" style:font-name="Liberation Serif" fo:font-style="normal" fo:font-weight="normal" style:font-style-asian="normal" style:font-weight-asian="normal"/>
    </style:style>
    <style:style style:name="T99" style:family="text">
      <style:text-properties fo:color="#000000" style:font-name="Liberation Serif" fo:font-style="normal" fo:font-weight="bold" style:font-style-asian="normal" style:font-weight-asian="bold" style:font-weight-complex="bold"/>
    </style:style>
    <style:style style:name="T100" style:family="text">
      <style:text-properties fo:color="#000000" style:font-name="Liberation Serif" officeooo:rsid="004933e9"/>
    </style:style>
    <style:style style:name="T101" style:family="text">
      <style:text-properties fo:color="#000000" style:font-name="Liberation Serif" fo:font-size="12pt" officeooo:rsid="001c7882" style:font-size-asian="12pt" style:font-size-complex="12pt"/>
    </style:style>
    <style:style style:name="T102" style:family="text">
      <style:text-properties fo:color="#000000" style:font-name="Liberation Serif" fo:font-size="12pt" officeooo:rsid="004933e9" style:font-size-asian="12pt" style:font-size-complex="12pt"/>
    </style:style>
    <style:style style:name="T103" style:family="text">
      <style:text-properties fo:color="#000000" style:font-name="Liberation Serif" fo:font-size="12pt" officeooo:rsid="0049de7b" style:font-size-asian="12pt" style:font-size-complex="12pt"/>
    </style:style>
    <style:style style:name="T104" style:family="text">
      <style:text-properties fo:color="#000000" style:font-name="Liberation Serif" fo:font-size="12pt" fo:font-weight="bold" officeooo:rsid="0049de7b" style:font-size-asian="12pt" style:font-weight-asian="bold" style:font-size-complex="12pt" style:font-weight-complex="bold"/>
    </style:style>
    <style:style style:name="T105" style:family="text">
      <style:text-properties fo:color="#000000" style:font-name="Liberation Serif" fo:font-size="12pt" fo:font-weight="bold" officeooo:rsid="004aa486" style:font-size-asian="12pt" style:font-weight-asian="bold" style:font-size-complex="12pt" style:font-weight-complex="bold"/>
    </style:style>
    <style:style style:name="T106" style:family="text">
      <style:text-properties fo:color="#000000" style:font-name="Liberation Serif" fo:font-size="12pt" fo:font-weight="bold" officeooo:rsid="001c7882" style:font-size-asian="12pt" style:font-weight-asian="bold" style:font-size-complex="12pt" style:font-weight-complex="bold"/>
    </style:style>
    <style:style style:name="T107" style:family="text">
      <style:text-properties fo:color="#000000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08" style:family="text">
      <style:text-properties fo:color="#000000" style:font-name="Liberation Serif" fo:font-size="12pt" fo:font-style="normal" fo:font-weight="normal" officeooo:rsid="005ba32c" style:font-size-asian="12pt" style:font-style-asian="normal" style:font-weight-asian="normal" style:font-size-complex="12pt"/>
    </style:style>
    <style:style style:name="T109" style:family="text">
      <style:text-properties fo:color="#000000" style:font-name="Liberation Serif" fo:font-size="12pt" fo:font-style="normal" fo:font-weight="normal" officeooo:rsid="005e7418" style:font-size-asian="12pt" style:font-style-asian="normal" style:font-weight-asian="normal" style:font-size-complex="12pt"/>
    </style:style>
    <style:style style:name="T110" style:family="text">
      <style:text-properties fo:color="#000000" style:font-name="Liberation Serif" fo:font-size="12pt" fo:font-style="normal" fo:font-weight="normal" officeooo:rsid="005f428c" style:font-size-asian="12pt" style:font-style-asian="normal" style:font-weight-asian="normal" style:font-size-complex="12pt"/>
    </style:style>
    <style:style style:name="T111" style:family="text">
      <style:text-properties fo:color="#000000" style:font-name="Liberation Serif" fo:font-size="12pt" fo:font-style="normal" fo:font-weight="normal" officeooo:rsid="0060d74f" style:font-size-asian="12pt" style:font-style-asian="normal" style:font-weight-asian="normal" style:font-size-complex="12pt"/>
    </style:style>
    <style:style style:name="T112" style:family="text">
      <style:text-properties fo:color="#000000" style:font-name="Liberation Serif" fo:font-size="12pt" fo:font-style="normal" fo:font-weight="normal" officeooo:rsid="00753bf6" style:font-size-asian="12pt" style:font-style-asian="normal" style:font-weight-asian="normal" style:font-size-complex="12pt"/>
    </style:style>
    <style:style style:name="T113" style:family="text">
      <style:text-properties fo:color="#000000" style:font-name="Liberation Serif" fo:font-size="12pt" fo:font-style="normal" fo:font-weight="normal" officeooo:rsid="0060d74f" style:font-name-asian="Noto Sans Mono CJK SC" style:font-size-asian="12pt" style:font-style-asian="normal" style:font-weight-asian="normal" style:font-name-complex="Liberation Mono" style:font-size-complex="12pt"/>
    </style:style>
    <style:style style:name="T114" style:family="text">
      <style:text-properties fo:color="#000000" style:font-name="Liberation Serif" fo:font-size="12pt" fo:font-style="normal" officeooo:rsid="005e7418" style:font-size-asian="12pt" style:font-style-asian="normal" style:font-size-complex="12pt"/>
    </style:style>
    <style:style style:name="T115" style:family="text">
      <style:text-properties fo:color="#000000" style:font-name="Liberation Serif" fo:font-size="12pt" fo:font-style="normal" officeooo:rsid="005f428c" style:font-size-asian="12pt" style:font-style-asian="normal" style:font-size-complex="12pt"/>
    </style:style>
    <style:style style:name="T116" style:family="text">
      <style:text-properties fo:color="#000000" style:font-name="Liberation Serif" fo:font-weight="bold" style:font-weight-asian="bold" style:font-weight-complex="bold"/>
    </style:style>
    <style:style style:name="T117" style:family="text">
      <style:text-properties fo:color="#000000" style:font-name="Liberation Serif" fo:font-weight="bold" officeooo:rsid="004933e9" style:font-weight-asian="bold" style:font-weight-complex="bold"/>
    </style:style>
    <style:style style:name="T118" style:family="text">
      <style:text-properties fo:color="#000000" fo:font-size="12pt" fo:font-style="normal" fo:font-weight="normal" officeooo:rsid="007342ac" style:font-size-asian="12pt" style:font-style-asian="normal" style:font-weight-asian="normal" style:font-size-complex="12pt"/>
    </style:style>
    <style:style style:name="T119" style:family="text">
      <style:text-properties fo:color="#000000" fo:font-size="12pt" fo:font-style="normal" fo:font-weight="normal" officeooo:rsid="0074c6de" style:font-size-asian="12pt" style:font-style-asian="normal" style:font-weight-asian="normal" style:font-size-complex="12pt"/>
    </style:style>
    <style:style style:name="T120" style:family="text">
      <style:text-properties fo:color="#000000" fo:font-size="12pt" style:font-size-asian="12pt" style:font-size-complex="12pt"/>
    </style:style>
    <style:style style:name="T121" style:family="text">
      <style:text-properties fo:color="#000000" fo:font-size="12pt" officeooo:rsid="00700780" style:font-size-asian="12pt" style:font-size-complex="12pt"/>
    </style:style>
    <style:style style:name="T122" style:family="text">
      <style:text-properties fo:color="#000000" fo:font-size="12pt" officeooo:rsid="0072c374" style:font-size-asian="12pt" style:font-size-complex="12pt"/>
    </style:style>
    <style:style style:name="T123" style:family="text">
      <style:text-properties fo:color="#000000" fo:font-size="12pt" fo:font-weight="normal" officeooo:rsid="007342ac" style:font-size-asian="12pt" style:font-weight-asian="normal" style:font-size-complex="12pt"/>
    </style:style>
    <style:style style:name="T124" style:family="text">
      <style:text-properties fo:color="#000000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25" style:family="text">
      <style:text-properties fo:color="#000000" style:font-name="Liberation Serif" fo:font-size="12pt" fo:font-style="normal" fo:font-weight="normal" officeooo:rsid="0063654c" style:font-size-asian="12pt" style:font-style-asian="normal" style:font-weight-asian="normal" style:font-size-complex="12pt"/>
    </style:style>
    <style:style style:name="T126" style:family="text">
      <style:text-properties fo:color="#000000" style:font-name="Liberation Serif" fo:font-size="12pt" fo:font-style="normal" fo:font-weight="normal" officeooo:rsid="00640bfd" style:font-size-asian="12pt" style:font-style-asian="normal" style:font-weight-asian="normal" style:font-size-complex="12pt"/>
    </style:style>
    <style:style style:name="T127" style:family="text">
      <style:text-properties fo:color="#000000" style:font-name="Liberation Serif" fo:font-size="12pt" fo:font-style="normal" fo:font-weight="normal" officeooo:rsid="00670043" style:font-size-asian="12pt" style:font-style-asian="normal" style:font-weight-asian="normal" style:font-size-complex="12pt"/>
    </style:style>
    <style:style style:name="T128" style:family="text">
      <style:text-properties fo:color="#000000" style:font-name="Liberation Serif" fo:font-size="12pt" fo:font-style="normal" fo:font-weight="normal" officeooo:rsid="0067ff8d" style:font-size-asian="12pt" style:font-style-asian="normal" style:font-weight-asian="normal" style:font-size-complex="12pt"/>
    </style:style>
    <style:style style:name="T129" style:family="text">
      <style:text-properties fo:color="#000000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30" style:family="text">
      <style:text-properties fo:color="#000000" style:font-name="Liberation Serif" fo:font-size="12pt" fo:font-style="normal" fo:font-weight="normal" officeooo:rsid="006d73a6" style:font-size-asian="12pt" style:font-style-asian="normal" style:font-weight-asian="normal" style:font-size-complex="12pt"/>
    </style:style>
    <style:style style:name="T131" style:family="text">
      <style:text-properties fo:color="#000000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32" style:family="text">
      <style:text-properties fo:color="#000000" style:font-name="Liberation Serif" fo:font-size="12pt" fo:font-style="normal" fo:font-weight="normal" officeooo:rsid="00700780" style:font-size-asian="12pt" style:font-style-asian="normal" style:font-weight-asian="normal" style:font-size-complex="12pt"/>
    </style:style>
    <style:style style:name="T133" style:family="text">
      <style:text-properties fo:color="#000000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34" style:family="text">
      <style:text-properties fo:color="#000000" style:font-name="Liberation Serif" fo:font-size="12pt" fo:font-style="normal" fo:font-weight="normal" officeooo:rsid="0070f799" style:font-size-asian="12pt" style:font-style-asian="normal" style:font-weight-asian="normal" style:font-size-complex="12pt"/>
    </style:style>
    <style:style style:name="T135" style:family="text">
      <style:text-properties fo:color="#000000" style:font-name="Liberation Serif" fo:font-size="12pt" fo:font-style="normal" fo:font-weight="normal" officeooo:rsid="007342ac" style:font-size-asian="12pt" style:font-style-asian="normal" style:font-weight-asian="normal" style:font-size-complex="12pt"/>
    </style:style>
    <style:style style:name="T136" style:family="text">
      <style:text-properties fo:color="#000000" style:font-name="Liberation Serif" fo:font-size="12pt" fo:font-style="normal" fo:font-weight="normal" officeooo:rsid="0076be81" style:font-size-asian="12pt" style:font-style-asian="normal" style:font-weight-asian="normal" style:font-size-complex="12pt"/>
    </style:style>
    <style:style style:name="T137" style:family="text">
      <style:text-properties fo:color="#000000" style:font-name="Liberation Serif" fo:font-size="12pt" fo:font-style="normal" officeooo:rsid="00640bfd" style:font-size-asian="12pt" style:font-style-asian="normal" style:font-size-complex="12pt"/>
    </style:style>
    <style:style style:name="T138" style:family="text">
      <style:text-properties fo:color="#000000" style:font-name="Liberation Serif" fo:font-size="12pt" fo:font-style="normal" officeooo:rsid="00670043" style:font-size-asian="12pt" style:font-style-asian="normal" style:font-size-complex="12pt"/>
    </style:style>
    <style:style style:name="T139" style:family="text">
      <style:text-properties fo:color="#000000" style:font-name="Liberation Serif" fo:font-size="12pt" style:font-size-asian="12pt" style:font-size-complex="12pt"/>
    </style:style>
    <style:style style:name="T140" style:family="text">
      <style:text-properties fo:color="#000000" style:font-name="Liberation Serif" fo:font-size="12pt" officeooo:rsid="001c7882" style:font-size-asian="12pt" style:font-size-complex="12pt"/>
    </style:style>
    <style:style style:name="T141" style:family="text">
      <style:text-properties fo:color="#000000" style:font-name="Liberation Serif" fo:font-size="12pt" officeooo:rsid="0067ff8d" style:font-size-asian="12pt" style:font-size-complex="12pt"/>
    </style:style>
    <style:style style:name="T142" style:family="text">
      <style:text-properties fo:color="#000000" style:font-name="Liberation Serif" fo:font-size="12pt" officeooo:rsid="006bc6d7" style:font-size-asian="12pt" style:font-size-complex="12pt"/>
    </style:style>
    <style:style style:name="T143" style:family="text">
      <style:text-properties fo:color="#000000" style:font-name="Liberation Serif" fo:font-size="12pt" officeooo:rsid="006ea42a" style:font-size-asian="12pt" style:font-size-complex="12pt"/>
    </style:style>
    <style:style style:name="T144" style:family="text">
      <style:text-properties fo:color="#000000" style:font-name="Liberation Serif" fo:font-size="12pt" officeooo:rsid="006eac7a" style:font-size-asian="12pt" style:font-size-complex="12pt"/>
    </style:style>
    <style:style style:name="T145" style:family="text">
      <style:text-properties fo:color="#000000" style:font-name="Liberation Serif" fo:font-size="12pt" officeooo:rsid="00700780" style:font-size-asian="12pt" style:font-size-complex="12pt"/>
    </style:style>
    <style:style style:name="T146" style:family="text">
      <style:text-properties fo:color="#000000" style:font-name="Liberation Serif" fo:font-size="12pt" officeooo:rsid="0072c374" style:font-size-asian="12pt" style:font-size-complex="12pt"/>
    </style:style>
    <style:style style:name="T147" style:family="text">
      <style:text-properties officeooo:rsid="00475d7b"/>
    </style:style>
    <style:style style:name="T148" style:family="text">
      <style:text-properties officeooo:rsid="004933e9"/>
    </style:style>
    <style:style style:name="T149" style:family="text">
      <style:text-properties style:font-name="Liberation Serif"/>
    </style:style>
    <style:style style:name="T150" style:family="text">
      <style:text-properties style:font-name="Liberation Serif" fo:font-size="12pt" style:font-size-asian="12pt" style:font-size-complex="12pt"/>
    </style:style>
    <style:style style:name="T151" style:family="text">
      <style:text-properties style:font-name="Liberation Serif" fo:font-size="12pt" officeooo:rsid="001c7882" style:font-size-asian="12pt" style:font-size-complex="12pt"/>
    </style:style>
    <style:style style:name="T152" style:family="text">
      <style:text-properties style:font-name="Liberation Serif" fo:font-size="12pt" officeooo:rsid="004933e9" style:font-size-asian="12pt" style:font-size-complex="12pt"/>
    </style:style>
    <style:style style:name="T153" style:family="text">
      <style:text-properties style:font-name="Liberation Serif" fo:font-size="12pt" officeooo:rsid="0049de7b" style:font-size-asian="12pt" style:font-size-complex="12pt"/>
    </style:style>
    <style:style style:name="T154" style:family="text">
      <style:text-properties style:font-name="Liberation Serif" fo:font-size="12pt" fo:font-weight="bold" officeooo:rsid="0049de7b" style:font-size-asian="12pt" style:font-weight-asian="bold" style:font-size-complex="12pt" style:font-weight-complex="bold"/>
    </style:style>
    <style:style style:name="T155" style:family="text">
      <style:text-properties officeooo:rsid="004aa486"/>
    </style:style>
    <style:style style:name="T156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57" style:family="text">
      <style:text-properties fo:color="#6a8759" fo:font-size="10pt" fo:font-style="normal" fo:font-weight="normal" officeooo:rsid="0067ff8d" style:font-size-asian="10pt" style:font-style-asian="normal" style:font-weight-asian="normal"/>
    </style:style>
    <style:style style:name="T158" style:family="text">
      <style:text-properties fo:color="#6a8759" fo:font-size="10pt" fo:font-style="normal" fo:font-weight="normal" officeooo:rsid="0076f0ed" style:font-size-asian="10pt" style:font-style-asian="normal" style:font-weight-asian="normal"/>
    </style:style>
    <style:style style:name="T159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160" style:family="text">
      <style:text-properties fo:color="#a9b7c6" style:font-name="JetBrains Mono" fo:font-size="10pt" fo:font-style="normal" fo:font-weight="normal" officeooo:rsid="0076be81" style:font-size-asian="10pt" style:font-style-asian="normal" style:font-weight-asian="normal"/>
    </style:style>
    <style:style style:name="T161" style:family="text">
      <style:text-properties fo:color="#a9b7c6" style:font-name="JetBrains Mono" fo:font-size="10pt" fo:font-style="normal" fo:font-weight="normal" officeooo:rsid="0076be81" style:font-size-asian="10pt" style:font-style-asian="normal" style:font-weight-asian="normal" style:font-size-complex="12pt"/>
    </style:style>
    <style:style style:name="T162" style:family="text">
      <style:text-properties fo:color="#a9b7c6" style:font-name="JetBrains Mono1" fo:font-size="10pt" fo:font-style="normal" fo:font-weight="normal" officeooo:rsid="007342ac" style:font-size-asian="10pt" style:font-style-asian="normal" style:font-weight-asian="normal" style:font-size-complex="12pt"/>
    </style:style>
    <style:style style:name="T163" style:family="text">
      <style:text-properties fo:color="#a9b7c6" style:font-name="JetBrains Mono1" fo:font-size="10pt" fo:font-style="normal" fo:font-weight="normal" officeooo:rsid="0067ff8d" style:font-size-asian="10pt" style:font-style-asian="normal" style:font-weight-asian="normal"/>
    </style:style>
    <style:style style:name="T164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165" style:family="text">
      <style:text-properties fo:color="#cc7832" style:font-name="JetBrains Mono" fo:font-size="10pt" fo:font-style="normal" fo:font-weight="normal" officeooo:rsid="0076be81" style:font-size-asian="10pt" style:font-style-asian="normal" style:font-weight-asian="normal"/>
    </style:style>
    <style:style style:name="T166" style:family="text">
      <style:text-properties fo:color="#cc7832" style:font-name="JetBrains Mono1" fo:font-size="10pt" fo:font-style="normal" fo:font-weight="normal" officeooo:rsid="007342ac" style:font-size-asian="10pt" style:font-style-asian="normal" style:font-weight-asian="normal" style:font-size-complex="12pt"/>
    </style:style>
    <style:style style:name="T167" style:family="text">
      <style:text-properties style:font-name="Liberation Serif" fo:font-size="12pt" style:font-size-asian="12pt" style:font-size-complex="12pt"/>
    </style:style>
    <style:style style:name="T168" style:family="text">
      <style:text-properties style:font-name="Liberation Serif" fo:font-size="12pt" officeooo:rsid="0067ff8d" style:font-size-asian="12pt" style:font-size-complex="12pt"/>
    </style:style>
    <style:style style:name="T169" style:family="text">
      <style:text-properties style:font-name="Liberation Serif" fo:font-size="12pt" officeooo:rsid="006bc6d7" style:font-size-asian="12pt" style:font-size-complex="12pt"/>
    </style:style>
    <style:style style:name="T170" style:family="text">
      <style:text-properties style:font-name="Liberation Serif" officeooo:rsid="001c7882"/>
    </style:style>
    <style:style style:name="T171" style:family="text">
      <style:text-properties style:font-name="Liberation Serif" officeooo:rsid="00421d53"/>
    </style:style>
    <style:style style:name="T172" style:family="text">
      <style:text-properties style:font-name="Liberation Serif" fo:font-weight="bold" officeooo:rsid="001c7882" style:font-weight-asian="bold" style:font-weight-complex="bold"/>
    </style:style>
    <style:style style:name="T173" style:family="text">
      <style:text-properties style:font-name="Liberation Serif" fo:font-weight="bold" officeooo:rsid="00421d53" style:font-weight-asian="bold" style:font-weight-complex="bold"/>
    </style:style>
    <style:style style:name="T174" style:family="text">
      <style:text-properties style:font-name="Liberation Serif" fo:font-style="italic" fo:font-weight="normal" style:font-style-asian="italic" style:font-weight-asian="normal"/>
    </style:style>
    <style:style style:name="T175" style:family="text">
      <style:text-properties officeooo:rsid="00640bf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PYTHON CHEAT-SHEET</text:p>
      <text:p text:style-name="P2"/>
      <text:p text:style-name="P25">1. General functions</text:p>
      <text:p text:style-name="P2"/>
      <text:p text:style-name="P2">-&gt; <text:span text:style-name="T16">chr(i)</text:span> <text:s/>- conversion from int to char, return character (string), input int </text:p>
      <text:p text:style-name="P2"><text:tab/>chr(97) <text:tab/># out: ‘a’</text:p>
      <text:p text:style-name="P2">-&gt; <text:span text:style-name="T16">ord(c)</text:span> <text:s/>- conversion from char to int, return integer, input char</text:p>
      <text:p text:style-name="P2"><text:tab/>ord(‘a’)<text:tab/># out: 97</text:p>
      <text:p text:style-name="P2">-&gt; <text:span text:style-name="T16">dir() </text:span>- return names in the given scope, return list of str</text:p>
      <text:p text:style-name="P2"><text:tab/>dir(list)</text:p>
      <text:p text:style-name="P2">-&gt; <text:span text:style-name="T16">help() </text:span>- python help function</text:p>
      <text:p text:style-name="P3"><text:span text:style-name="T16">-</text:span><text:span text:style-name="T17">&gt;</text:span><text:span text:style-name="T16"> zip()</text:span> - <text:span text:style-name="T35">return a zip object (tuple) useful for looping</text:span></text:p>
      <text:p text:style-name="P3"><text:tab/>zip(ls1, ls2)</text:p>
      <text:p text:style-name="P3"><text:span text:style-name="T1">-</text:span><text:span text:style-name="T2">&gt;</text:span><text:span text:style-name="T1"> </text:span><text:span text:style-name="T16">enumerate</text:span><text:span text:style-name="T17">()</text:span><text:span text:style-name="T1"> </text:span><text:span text:style-name="T35">- return an enumerate object</text:span></text:p>
      <text:p text:style-name="P3"><text:tab/>for (i, val) in enumerate(ls):</text:p>
      <text:p text:style-name="P2"><text:span text:style-name="T29">-</text:span><text:span text:style-name="T30">&gt;</text:span><text:span text:style-name="T29"> len() </text:span>- <text:span text:style-name="T35">return length of an sequence</text:span></text:p>
      <text:p text:style-name="P2"><text:tab/><text:span text:style-name="T35">len(lst)</text:span></text:p>
      <text:p text:style-name="P3"><text:span text:style-name="T29">-</text:span><text:span text:style-name="T30">&gt;</text:span><text:span text:style-name="T29"> isinstance() </text:span>- <text:span text:style-name="T35">return whether an object is an instance of a class or of a subclass, return 1 or 0</text:span></text:p>
      <text:p text:style-name="P3"><text:tab/>isinstance(1, int)</text:p>
      <text:p text:style-name="P3"><text:span text:style-name="T29">-</text:span><text:span text:style-name="T30">&gt;</text:span><text:span text:style-name="T29"> is </text:span>– <text:span text:style-name="T35">used for comparing elements using their unique ID</text:span></text:p>
      <text:p text:style-name="P3"><text:tab/>a is b</text:p>
      <text:p text:style-name="P2"><text:span text:style-name="T29">-</text:span><text:span text:style-name="T30">&gt;</text:span><text:span text:style-name="T29"> type()</text:span> - <text:span text:style-name="T35">return type of an object</text:span></text:p>
      <text:p text:style-name="P2"><text:tab/><text:span text:style-name="T35">type(‘test’)</text:span></text:p>
      <text:p text:style-name="P2"><text:span text:style-name="T29">-</text:span><text:span text:style-name="T30">&gt;</text:span><text:span text:style-name="T29"> sum()</text:span> - <text:span text:style-name="T35">return sum of iterable, input iterable</text:span></text:p>
      <text:p text:style-name="P2"><text:tab/><text:span text:style-name="T35">sum(lst)</text:span></text:p>
      <text:p text:style-name="P3"><text:span text:style-name="T16">-</text:span><text:span text:style-name="T17">&gt;</text:span><text:span text:style-name="T16"> min/max() </text:span>- <text:span text:style-name="T36">return smallest/largest value </text:span></text:p>
      <text:p text:style-name="P3"><text:tab/>min(a, b, key=len)</text:p>
      <text:p text:style-name="P2"><text:span text:style-name="T16">-</text:span><text:span text:style-name="T18">&gt;</text:span><text:span text:style-name="T16"> abs() -</text:span> <text:span text:style-name="T36">return absolute value</text:span></text:p>
      <text:p text:style-name="P2"><text:tab/><text:span text:style-name="T36">abs(-24)</text:span></text:p>
      <text:p text:style-name="P2"><text:span text:style-name="T16">-</text:span><text:span text:style-name="T18">&gt;</text:span><text:span text:style-name="T16"> all() </text:span>- <text:span text:style-name="T36">return True if bool(x) is True for all values x in the iterable. If the iterable is empty, return <text:tab/>True.</text:span></text:p>
      <text:p text:style-name="P2"><text:tab/><text:span text:style-name="T36">return all(True if x &gt; 5 else False for i in lst)</text:span></text:p>
      <text:p text:style-name="P4"><text:span text:style-name="T16">-</text:span><text:span text:style-name="T18">&gt;</text:span><text:span text:style-name="T16"> hex() </text:span>- <text:span text:style-name="T36">r</text:span>eturn the hexadecimal representation of an integer.</text:p>
      <text:p text:style-name="P4"><text:tab/>hex(ord('w')) <text:tab/><text:span text:style-name="T36"># out:</text:span> 0x77</text:p>
      <text:p text:style-name="P4"><text:span text:style-name="T16">-</text:span><text:span text:style-name="T18">&gt;</text:span><text:span text:style-name="T16"> bin() </text:span>- <text:span text:style-name="T36">r</text:span>eturn the binary representation of an integer.</text:p>
      <text:p text:style-name="P4"><text:tab/>bin(9) <text:tab/><text:tab/><text:span text:style-name="T36"># out:</text:span> '0b1100'</text:p>
      <text:p text:style-name="P2"><text:span text:style-name="T16">-</text:span><text:span text:style-name="T19">&gt;</text:span><text:span text:style-name="T16"> None </text:span>- return of <text:span text:style-name="T37">a </text:span>void function</text:p>
      <text:p text:style-name="P2"><text:span text:style-name="T16">-</text:span><text:span text:style-name="T20">&gt;</text:span><text:span text:style-name="T16"> assert</text:span> - <text:span text:style-name="T38">test if a condition returns True</text:span></text:p>
      <text:p text:style-name="P2"><text:tab/><text:span text:style-name="T38">assert x == ‘Hello’</text:span></text:p>
      <text:p text:style-name="P2"><text:span text:style-name="T16">-</text:span><text:span text:style-name="T20">&gt;</text:span><text:span text:style-name="T16"> continue </text:span>- <text:span text:style-name="T38">skip the current iteration and moves to the next one</text:span></text:p>
      <text:p text:style-name="P2"><text:span text:style-name="T16">-</text:span><text:span text:style-name="T20">&gt;</text:span><text:span text:style-name="T16"> break </text:span>- <text:span text:style-name="T38">break from the loop</text:span></text:p>
      <text:p text:style-name="P2"><text:span text:style-name="T16">-</text:span><text:span text:style-name="T20">&gt;</text:span><text:span text:style-name="T16"> pass </text:span>- <text:span text:style-name="T38">placeholder for further development, instruction to do nothing</text:span></text:p>
      <text:p text:style-name="P2"><text:span text:style-name="T16">-</text:span><text:span text:style-name="T20">&gt;</text:span><text:span text:style-name="T16"> in / not in</text:span> - <text:span text:style-name="T38">checking membership</text:span></text:p>
      <text:p text:style-name="P2"><text:tab/><text:span text:style-name="T38">if 3 in [1, 2, 3]:</text:span></text:p>
      <text:p text:style-name="P10">-<text:span text:style-name="T59">&gt; n</text:span>amespaces: <text:span text:style-name="T16">local</text:span>, <text:span text:style-name="T16">global</text:span>, <text:span text:style-name="T16">builtins</text:span></text:p>
      <text:p text:style-name="P2">-<text:span text:style-name="T59">&gt; variables: (local), </text:span><text:span text:style-name="T26">nonlocal</text:span><text:span text:style-name="T59"> (enclosed function), </text:span><text:span text:style-name="T26">global</text:span><text:span text:style-name="T59"> (module or script)</text:span></text:p>
      <text:p text:style-name="P2"/>
      <text:p text:style-name="P25"><text:span text:style-name="T39">2. S</text:span>tring module <text:span text:style-name="T39">(import string)</text:span></text:p>
      <text:p text:style-name="P2"/>
      <text:p text:style-name="P5"><text:span text:style-name="T16">-</text:span><text:span text:style-name="T21">&gt; </text:span><text:span text:style-name="T16">ascii_letters </text:span>= 'abcdefghijklmnopqrstuvwxyzABCDEFGHIJKLMNOPQRSTUVWXYZ'</text:p>
      <text:p text:style-name="P5"><text:span text:style-name="T16">-</text:span><text:span text:style-name="T21">&gt; </text:span><text:span text:style-name="T16">ascii_lowercase </text:span>= 'abcdefghijklmnopqrstuvwxyz'</text:p>
      <text:p text:style-name="P2"><text:span text:style-name="T16">-</text:span><text:span text:style-name="T21">&gt; </text:span><text:span text:style-name="T16">ascii_uppercase </text:span>= 'ABCDEFGHIJKLMNOPQRSTUVWXYZ'</text:p>
      <text:p text:style-name="P2"><text:soft-page-break/><text:span text:style-name="T16">-</text:span><text:span text:style-name="T21">&gt; </text:span><text:span text:style-name="T16">digits </text:span>= '0123456789'</text:p>
      <text:p text:style-name="P5"><text:span text:style-name="T16">-</text:span><text:span text:style-name="T21">&gt; </text:span><text:span text:style-name="T16">printable </text:span>= '0123456789abcdefghijklmnopqrstuvwxyzABCDEFGHIJKLMNOPQRSTU…</text:p>
      <text:p text:style-name="P5"><text:span text:style-name="T16">-</text:span><text:span text:style-name="T21">&gt; </text:span><text:span text:style-name="T16">punctuation</text:span> = '!"#$%&amp;\'()*+,-./:;&lt;=&gt;?@[\\]^_`{|}~'</text:p>
      <text:p text:style-name="P2"><text:span text:style-name="T16">-</text:span><text:span text:style-name="T21">&gt; </text:span><text:span text:style-name="T16">whitespace</text:span> = ' \t\n\r\x0b\x0c'</text:p>
      <text:p text:style-name="P2"/>
      <text:p text:style-name="P27">3. str methods</text:p>
      <text:p text:style-name="P2"/>
      <text:p text:style-name="P2"><text:span text:style-name="T16">-</text:span><text:span text:style-name="T22">&gt; </text:span><text:span text:style-name="T16">str.split() </text:span>- <text:span text:style-name="T48">r</text:span>eturn a list of the words in the string, using sep as the delimiter string.</text:p>
      <text:p text:style-name="P2"><text:tab/><text:span text:style-name="T48">L = ‘a-b-c’.split(‘-’)<text:tab/><text:tab/># out: [‘a’, ‘b’, ‘c’]</text:span></text:p>
      <text:p text:style-name="P6"><text:span text:style-name="T15">-</text:span><text:span text:style-name="T22">&gt; </text:span><text:span text:style-name="T16">str.strip() / str.lstrip() / str.rstrip() </text:span>- <text:span text:style-name="T48">r</text:span>eturn a copy of the string with leading and trailing <text:tab/>whitespace removed. If chars is given and not None, remove characters in chars instead.</text:p>
      <text:p text:style-name="P6"><text:tab/>'abcdadab'<text:span text:style-name="T48">.strip('abc')<text:tab/><text:tab/># out: ‘dad’</text:span></text:p>
      <text:p text:style-name="P6"><text:span text:style-name="T16">-</text:span><text:span text:style-name="T22">&gt; </text:span><text:span text:style-name="T16">' '.join() </text:span>- <text:span text:style-name="T48">c</text:span>oncatenate any number of strings.</text:p>
      <text:p text:style-name="P6"><text:tab/>‘-’.<text:span text:style-name="T49">join([‘a’, ‘m’, ‘n’])<text:tab/># out: ‘a-m-n’</text:span></text:p>
      <text:p text:style-name="P6"><text:span text:style-name="T16">-</text:span><text:span text:style-name="T22">&gt; </text:span><text:span text:style-name="T16">str.count() </text:span>- <text:span text:style-name="T49">r</text:span>eturn the number of non-overlapping occurrences of substring sub in string <text:tab/>S[start:end].</text:p>
      <text:p text:style-name="P6"><text:tab/>‘<text:span text:style-name="T49">abcab’.count(‘a’)<text:tab/><text:tab/># out: 2</text:span></text:p>
      <text:p text:style-name="P6"><text:span text:style-name="T16">-</text:span><text:span text:style-name="T22">&gt; </text:span><text:span text:style-name="T16">str()<text:tab/></text:span>- <text:span text:style-name="T49">convert to str</text:span></text:p>
      <text:p text:style-name="P6"><text:tab/><text:span text:style-name="T49">str(10)<text:tab/><text:tab/><text:tab/><text:tab/></text:span><text:span text:style-name="T50"># out: ‘10’</text:span></text:p>
      <text:p text:style-name="P7"><text:span text:style-name="T16">-</text:span><text:span text:style-name="T22">&gt; </text:span><text:span text:style-name="T16">str.translate()</text:span><text:span text:style-name="T1"> </text:span>- <text:span text:style-name="T50">r</text:span>eplace each character in the string using the given translation table. </text:p>
      <text:p text:style-name="P6"><text:tab/>intab = 'abc', outtab = '123'</text:p>
      <text:p text:style-name="P7"><text:tab/>''.maketrans(intab, outtab)</text:p>
      <text:p text:style-name="P7"><text:tab/>‘<text:span text:style-name="T50">abcdcba’</text:span>.translate(transtab)<text:tab/><text:span text:style-name="T50"># out: ‘123d321’</text:span></text:p>
      <text:p text:style-name="P2"><text:span text:style-name="T16">-</text:span><text:span text:style-name="T22">&gt; </text:span><text:span text:style-name="T16">str.find() </text:span>- <text:span text:style-name="T50">r</text:span>eturn the lowest index in S where substring sub is found, such that sub is contained <text:tab/>within S[start:end]. Return -1 on failure.</text:p>
      <text:p text:style-name="P25"><text:tab/><text:span text:style-name="T52">‘</text:span><text:span text:style-name="T53">abcd’.find(‘c’)<text:tab/><text:tab/># out: 2</text:span></text:p>
      <text:p text:style-name="P2"><text:span text:style-name="T16">-</text:span><text:span text:style-name="T22">&gt; </text:span><text:span text:style-name="T16">str.format() </text:span>- <text:span text:style-name="T51">r</text:span>eturn a formatted version of S, using substitutions from args and kwargs.</text:p>
      <text:p text:style-name="P2"><text:tab/><text:span text:style-name="T51">print(‘I live in {0}’.format(‘Herborn))</text:span></text:p>
      <text:p text:style-name="P2"><text:span text:style-name="T16">-</text:span><text:span text:style-name="T22">&gt; </text:span><text:span text:style-name="T16">str.lower() </text:span>- <text:span text:style-name="T51">convert string to lowercase</text:span></text:p>
      <text:p text:style-name="P2"><text:span text:style-name="T16">-</text:span><text:span text:style-name="T22">&gt; </text:span><text:span text:style-name="T16">str.upper() </text:span>- <text:span text:style-name="T51">convert string to upper case</text:span></text:p>
      <text:p text:style-name="P2"><text:span text:style-name="T16">-</text:span><text:span text:style-name="T22">&gt; </text:span><text:span text:style-name="T16">str.replace(old, new, count) </text:span>- <text:span text:style-name="T51">replace instances of old substring with new substring</text:span></text:p>
      <text:p text:style-name="P2"><text:tab/>‘<text:span text:style-name="T51">abc’.replace(‘bc’, ‘de’)<text:tab/># out: ‘ade’</text:span></text:p>
      <text:p text:style-name="P2"><text:span text:style-name="T16">-</text:span><text:span text:style-name="T22">&gt; </text:span><text:span text:style-name="T16">str.splitlines() </text:span>-&gt; <text:span text:style-name="T51">r</text:span>eturn a list of the lines in the string, breaking at line boundaries.</text:p>
      <text:p text:style-name="P2">-<text:span text:style-name="T47">&gt; </text:span>a = 'bana', b = a[2:6] -&gt; b = 'na <text:s/>' - <text:span text:style-name="T54">string slicing</text:span></text:p>
      <text:p text:style-name="P2"><text:span text:style-name="T16">-</text:span><text:span text:style-name="T22">&gt; </text:span><text:span text:style-name="T16">c = a[::-1]</text:span> -&gt; reverse string</text:p>
      <text:p text:style-name="P2"><text:span text:style-name="T16">-</text:span><text:span text:style-name="T22">&gt; </text:span><text:span text:style-name="T16">''.join(generator) </text:span>-&gt; to create string</text:p>
      <text:p text:style-name="P2"><text:span text:style-name="T16">-</text:span><text:span text:style-name="T22">&gt; </text:span><text:span text:style-name="T16">str.islower(), str.isupper(), str.isdigit(), str.isalpha(), str.isalnum() </text:span>- <text:span text:style-name="T51">the most useful validation <text:tab/>functions, return True or False</text:span></text:p>
      <text:p text:style-name="P2"/>
      <text:p text:style-name="P25"><text:span text:style-name="T55">4. </text:span>tuple</text:p>
      <text:p text:style-name="P2"/>
      <text:p text:style-name="P2">-<text:span text:style-name="T55">&gt; </text:span>a = tuple()</text:p>
      <text:p text:style-name="P2">-<text:span text:style-name="T55">&gt; </text:span>a = (1,)</text:p>
      <text:p text:style-name="P2">-<text:span text:style-name="T55">&gt; </text:span>b = (1, 2, 3) <text:tab/><text:tab/><text:tab/><text:span text:style-name="T16"># tuple packing</text:span></text:p>
      <text:p text:style-name="P2">-<text:span text:style-name="T55">&gt; </text:span>(first, seconde, third) = b <text:tab/><text:tab/><text:span text:style-name="T16"># tuple unpacking <text:s text:c="2"/></text:span><text:s/></text:p>
      <text:p text:style-name="P2">-<text:span text:style-name="T55">&gt; </text:span>(a, b) = (b, a)<text:tab/><text:tab/><text:tab/><text:span text:style-name="T23"># swapping</text:span></text:p>
      <text:p text:style-name="P2"/>
      <text:p text:style-name="P25"><text:span text:style-name="T55">5. </text:span>list</text:p>
      <text:p text:style-name="P2"/>
      <text:p text:style-name="P2"><text:span text:style-name="T16">-</text:span><text:span text:style-name="T24">&gt; </text:span><text:span text:style-name="T16">del l[1:3] </text:span>- <text:span text:style-name="T56">delete slice of an list</text:span></text:p>
      <text:p text:style-name="P2"><text:span text:style-name="T16">-</text:span><text:span text:style-name="T24">&gt; </text:span><text:span text:style-name="T16">a = b[:] </text:span>-<text:span text:style-name="T56"> copying list</text:span></text:p>
      <text:p text:style-name="P2"><text:span text:style-name="T16">-</text:span><text:span text:style-name="T24">&gt; </text:span><text:span text:style-name="T16">list.apend(object) </text:span>– <text:span text:style-name="T56">adding element to the list</text:span></text:p>
      <text:p text:style-name="P2"><text:soft-page-break/><text:span text:style-name="T16">-</text:span><text:span text:style-name="T24">&gt; </text:span><text:span text:style-name="T16">list.extend(iterable) </text:span>– <text:span text:style-name="T56">e</text:span>xtend list by appending elements from the iterable.</text:p>
      <text:p text:style-name="P2"><text:span text:style-name="T16">-</text:span><text:span text:style-name="T24">&gt; </text:span><text:span text:style-name="T16">list.insert(index, object) </text:span>- <text:span text:style-name="T56">i</text:span>nsert object before index.</text:p>
      <text:p text:style-name="P2"><text:span text:style-name="T16">-</text:span><text:span text:style-name="T24">&gt; </text:span><text:span text:style-name="T16">list.remove(object) </text:span>- <text:span text:style-name="T56">r</text:span>emove first occurrence of value, <text:span text:style-name="T56">r</text:span>aises ValueError if the value is not <text:tab/>present.</text:p>
      <text:p text:style-name="P2"><text:span text:style-name="T16">-</text:span><text:span text:style-name="T24">&gt; </text:span><text:span text:style-name="T16">list.pop() / list.pop(index) </text:span>- <text:span text:style-name="T56">r</text:span>emove and return item at index (default last), <text:span text:style-name="T56">r</text:span>aises IndexError if list <text:tab/>is empty or index is out of range.</text:p>
      <text:p text:style-name="P2"><text:span text:style-name="T16">-</text:span><text:span text:style-name="T24">&gt; </text:span><text:span text:style-name="T16">list.count(value)</text:span> - <text:span text:style-name="T56">return number of occurrences of value.</text:span></text:p>
      <text:p text:style-name="P8"><text:span text:style-name="T16">-</text:span><text:span text:style-name="T24">&gt; </text:span><text:span text:style-name="T16">list.sort(key=None, reverse=False) </text:span>- <text:span text:style-name="T57">s</text:span>ort the list in ascending order and return None.</text:p>
      <text:p text:style-name="P8"><text:span text:style-name="T16">-</text:span><text:span text:style-name="T24">&gt; </text:span><text:span text:style-name="T16">list.reverse() </text:span>- <text:span text:style-name="T56">r</text:span>everse *IN PLACE*.</text:p>
      <text:p text:style-name="P8"><text:span text:style-name="T16">-</text:span><text:span text:style-name="T24">&gt; list.index() </text:span><text:span text:style-name="T56">- return first index of value, raises ValueError if the value is not present.</text:span></text:p>
      <text:p text:style-name="P2"/>
      <text:p text:style-name="P33">6. set</text:p>
      <text:p text:style-name="P23"/>
      <text:p text:style-name="P23"><text:span text:style-name="T1">-&gt; set() </text:span>- create a new set object</text:p>
      <text:p text:style-name="P24"><text:span text:style-name="T1">-&gt; set.add() </text:span>- add element to a set</text:p>
      <text:p text:style-name="P24"><text:span text:style-name="T1">-</text:span><text:span text:style-name="T14">&gt;</text:span><text:span text:style-name="T1"> set.discard() -</text:span> remove element from a set, if element not in set it does.</text:p>
      <text:p text:style-name="P2"/>
      <text:p text:style-name="P28">7. dict</text:p>
      <text:p text:style-name="P2"/>
      <text:p text:style-name="P2"><text:span text:style-name="T16">-</text:span><text:span text:style-name="T26">&gt; </text:span><text:span text:style-name="T16">dict()</text:span> - <text:span text:style-name="T59">dict creation</text:span></text:p>
      <text:p text:style-name="P2"><text:s text:c="4"/><text:tab/>dic_a = {'city':'Herborn', 'population':20000}</text:p>
      <text:p text:style-name="P11"><text:span text:style-name="T16">-</text:span><text:span text:style-name="T26">&gt; </text:span><text:span text:style-name="T27">dic.get(key, default=None)</text:span><text:span text:style-name="T60"> - </text:span><text:span text:style-name="T61">r</text:span><text:span text:style-name="T60">eturn the value for key if key is in the dictionary, else default.</text:span></text:p>
      <text:p text:style-name="P11"><text:tab/>dic_a['p'] = dic_a.get('p', 0) + 1</text:p>
      <text:p text:style-name="P12"><text:span text:style-name="T16">-</text:span><text:span text:style-name="T26">&gt; </text:span><text:span text:style-name="T28">dic.items() </text:span><text:span text:style-name="T61">- a set-like object providing a view on dict's items</text:span></text:p>
      <text:p text:style-name="P12"><text:tab/>for k, v in dic_a.items()</text:p>
      <text:p text:style-name="P34"><text:span text:style-name="T43">-</text:span><text:span text:style-name="T44">&gt; </text:span><text:span text:style-name="T43">d.key</text:span><text:span text:style-name="T44">s</text:span><text:span text:style-name="T43">() </text:span><text:span text:style-name="T40">- </text:span><text:span text:style-name="T41">a set-like object providing a view on dict's keys</text:span></text:p>
      <text:p text:style-name="P34"><text:span text:style-name="T45">-&gt; d.values()</text:span><text:span text:style-name="T41"> - a set-like object providing a view on dict's values</text:span></text:p>
      <text:p text:style-name="P10"><text:span text:style-name="T16">-</text:span><text:span text:style-name="T26">&gt; </text:span><text:span text:style-name="T16">del d[key] </text:span>- <text:span text:style-name="T61">deleting a key from dict</text:span></text:p>
      <text:p text:style-name="P10"><text:span text:style-name="T16">-</text:span><text:span text:style-name="T26">&gt; </text:span><text:span text:style-name="T16">key in d</text:span> - <text:span text:style-name="T61">iterating over keys in dict</text:span></text:p>
      <text:p text:style-name="P2"><text:span text:style-name="T16">-</text:span><text:span text:style-name="T26">&gt; </text:span><text:span text:style-name="T16">d.pop(key, [default]) </text:span>- remove specified key and return the corresponding value. If key is not <text:tab/>found, d is returned if given, otherwise KeyError is raised.</text:p>
      <text:p text:style-name="P10"><text:span text:style-name="T16">-</text:span><text:span text:style-name="T26">&gt; </text:span><text:span text:style-name="T16">d.popitem() </text:span>- <text:span text:style-name="T61">r</text:span>emove and return a (key, value) pair as a 2-tuple.</text:p>
      <text:p text:style-name="P10"><text:span text:style-name="T16">-</text:span><text:span text:style-name="T26">&gt; </text:span><text:span text:style-name="T16">a_dict = {key:value for key, value in zip(categories, objects)} </text:span># dict comprehension</text:p>
      <text:p text:style-name="P10"><text:span text:style-name="T16">-</text:span><text:span text:style-name="T26">&gt; </text:span><text:span text:style-name="T16">for k,v in {**vegetable_prices, **fruit_prices}.items(): </text:span># dict unpacking IMPORTANT right <text:tab/>most dict keys prevail over left keys if the same</text:p>
      <text:p text:style-name="P2"/>
      <text:p text:style-name="P25"><text:span text:style-name="T59">8. </text:span>file handling</text:p>
      <text:p text:style-name="P12"><text:s text:c="4"/></text:p>
      <text:p text:style-name="P12"><text:span text:style-name="T16">-</text:span><text:span text:style-name="T28">&gt; </text:span><text:span text:style-name="T16">with open ('input.txt', mode='r') as f, open ('output.txt', mode='w') as writer: </text:span>- <text:span text:style-name="T62">opening file <text:tab/>using preferred option</text:span></text:p>
      <text:p text:style-name="P2">-<text:span text:style-name="T62">&gt;</text:span> while True:</text:p>
      <text:p text:style-name="P2"><text:tab/>line = f.readline()</text:p>
      <text:p text:style-name="P2"><text:tab/>if line == 0:</text:p>
      <text:p text:style-name="P2"><text:tab/><text:tab/>break</text:p>
      <text:p text:style-name="P2"><text:tab/>print(line, end='')</text:p>
      <text:p text:style-name="P2"><text:span text:style-name="T16">-</text:span><text:span text:style-name="T28">&gt; </text:span><text:span text:style-name="T16">f.read([size])</text:span> - <text:span text:style-name="T62">used to read file data and store it in a variable content</text:span></text:p>
      <text:p text:style-name="P2"><text:tab/><text:span text:style-name="T62">contents = f.read()</text:span></text:p>
      <text:p text:style-name="P2"><text:span text:style-name="T16">-</text:span><text:span text:style-name="T28">&gt; </text:span><text:span text:style-name="T16">f.readlines() </text:span>- <text:span text:style-name="T62">return the list of all the lines</text:span></text:p>
      <text:p text:style-name="P2"><text:span text:style-name="T16">-</text:span><text:span text:style-name="T28">&gt; </text:span><text:span text:style-name="T16">f.writelines(iterable) </text:span>- <text:span text:style-name="T62">write items of the iterable into the file</text:span></text:p>
      <text:p text:style-name="P2"><text:span text:style-name="T16">-</text:span><text:span text:style-name="T28">&gt; </text:span><text:span text:style-name="T16">file = open('input.txt', mode='r') </text:span>- <text:span text:style-name="T62">alternative way of opening a file</text:span></text:p>
      <text:p text:style-name="P2"><text:span text:style-name="T16">-</text:span><text:span text:style-name="T28">&gt; </text:span><text:span text:style-name="T16">file.close() </text:span>- <text:span text:style-name="T62">closing a file</text:span></text:p>
      <text:p text:style-name="P2"/>
      <text:p text:style-name="P13"><text:soft-page-break/><text:span text:style-name="T3">9. </text:span><text:span text:style-name="T1">exception handling</text:span></text:p>
      <text:p text:style-name="P13"/>
      <text:p text:style-name="P13"><text:span text:style-name="T1">try</text:span>:<text:tab/><text:tab/><text:tab/><text:span text:style-name="T63"># testing a script part that can raise an error</text:span></text:p>
      <text:p text:style-name="P13"><text:tab/>…</text:p>
      <text:p text:style-name="P13"><text:span text:style-name="T1">except</text:span> ValueError:<text:tab/><text:span text:style-name="T63"># catching an error</text:span></text:p>
      <text:p text:style-name="P13"><text:tab/>…</text:p>
      <text:p text:style-name="P13"><text:span text:style-name="T1">else</text:span>: <text:tab/><text:tab/><text:tab/><text:span text:style-name="T63"># </text:span>what to do if try is successfull</text:p>
      <text:p text:style-name="P13"><text:s text:c="4"/><text:tab/>...</text:p>
      <text:p text:style-name="P13"><text:span text:style-name="T1">finally</text:span>: <text:tab/><text:tab/><text:span text:style-name="T63"># </text:span>it is always performed</text:p>
      <text:p text:style-name="P13"><text:s text:c="4"/><text:tab/>...</text:p>
      <text:p text:style-name="P13"/>
      <text:p text:style-name="P13"><text:span text:style-name="T1">myerror</text:span> = ValueError("{0} is not a valid age".format(age))</text:p>
      <text:p text:style-name="P2"><text:span text:style-name="T1">raise myerror </text:span><text:tab/><text:span text:style-name="T63">#</text:span> possible to raise your own exceptions</text:p>
      <text:p text:style-name="P2"/>
      <text:p text:style-name="P29">10. class</text:p>
      <text:p text:style-name="P2"/>
      <text:p text:style-name="P13"><text:span text:style-name="T1">class</text:span> Square:<text:tab/><text:tab/><text:tab/><text:tab/><text:span text:style-name="T63"># simple class</text:span></text:p>
      <text:p text:style-name="P13"><text:span text:style-name="T1">class</text:span> Square(Rectangular):<text:tab/><text:tab/><text:span text:style-name="T63"># example of inheritance</text:span></text:p>
      <text:p text:style-name="P13"><text:s text:c="4"/></text:p>
      <text:p text:style-name="P13"><text:s text:c="4"/>count = 0<text:tab/><text:tab/><text:tab/><text:tab/><text:span text:style-name="T63"># class variable</text:span></text:p>
      <text:p text:style-name="P13"><text:s text:c="4"/></text:p>
      <text:p text:style-name="P13"><text:s text:c="4"/><text:span text:style-name="T1">def __init__(sel</text:span><text:span text:style-name="T4">f</text:span><text:span text:style-name="T1">, name):</text:span><text:tab/><text:tab/><text:span text:style-name="T63"># init method</text:span></text:p>
      <text:p text:style-name="P2"><text:s text:c="8"/>self.name = name</text:p>
      <text:p text:style-name="P2"><text:s text:c="8"/>self.id = Square.count</text:p>
      <text:p text:style-name="P2"><text:s text:c="8"/>count += 1</text:p>
      <text:p text:style-name="P13"><text:s text:c="4"/></text:p>
      <text:p text:style-name="P13"><text:s text:c="4"/><text:span text:style-name="T1">@classmethod</text:span><text:tab/><text:tab/><text:tab/><text:span text:style-name="T63"># class method</text:span></text:p>
      <text:p text:style-name="P2"><text:s text:c="4"/>def perfect_10<text:span text:style-name="T1">(cls)</text:span>:</text:p>
      <text:p text:style-name="P2"><text:s text:c="8"/>return cls(10)</text:p>
      <text:p text:style-name="P2"><text:s text:c="8"/></text:p>
      <text:p text:style-name="P2"><text:s text:c="4"/><text:span text:style-name="T1">@staticmethod</text:span><text:tab/><text:tab/><text:tab/><text:span text:style-name="T63"># static method</text:span></text:p>
      <text:p text:style-name="P2"><text:s text:c="4"/>def whatever(a): <text:tab/><text:tab/><text:tab/># no self, no cls</text:p>
      <text:p text:style-name="P2"/>
      <text:p text:style-name="P14"><text:s text:c="4"/>s<text:span text:style-name="T1">uper().__init__(name)</text:span><text:tab/><text:tab/><text:span text:style-name="T63"># super method, inheritance</text:span></text:p>
      <text:p text:style-name="P14"/>
      <text:p text:style-name="P14"><text:span text:style-name="T1">-</text:span><text:span text:style-name="T5">&gt; </text:span><text:span text:style-name="T1">issubclass(</text:span><text:span text:style-name="T5">) </text:span><text:span text:style-name="T64">- return whether 'cls' is a derived from another class or is the same class.</text:span></text:p>
      <text:p text:style-name="P14"><text:tab/>issubclass(bool, int) -&gt; True</text:p>
      <text:p text:style-name="P2"/>
      <text:p text:style-name="P30">11. lambda expressions / higher order functions</text:p>
      <text:p text:style-name="P2"/>
      <text:p text:style-name="P2">→<text:span text:style-name="T65"> </text:span>lambda x : x +2<text:tab/><text:tab/><text:tab/><text:tab/><text:tab/><text:tab/><text:span text:style-name="T65"># one variable lambda expression</text:span></text:p>
      <text:p text:style-name="P2">→<text:span text:style-name="T65"> </text:span>lambda x, y : 2*x + y<text:tab/><text:tab/><text:tab/><text:tab/><text:tab/><text:span text:style-name="T65"># two variables lambda expression</text:span></text:p>
      <text:p text:style-name="P2">→<text:span text:style-name="T65"> </text:span><text:span text:style-name="T31">no return, raise, pass, assert -&gt; SyntaxError exception</text:span></text:p>
      <text:p text:style-name="P2">→<text:span text:style-name="T65"> </text:span><text:span text:style-name="T32">use</text:span><text:span text:style-name="T33">d</text:span><text:span text:style-name="T32"> for higher order functions</text:span></text:p>
      <text:p text:style-name="P2"><text:s text:c="4"/><text:tab/>higher_order_function = lambda x, func: x + func(x)</text:p>
      <text:p text:style-name="P2"><text:s text:c="3"/><text:tab/>higher_order_function(3, lambda x : x * x) -&gt; 12</text:p>
      <text:p text:style-name="P2"><text:s text:c="4"/><text:tab/>(lambda x, y, z: x + y + z)(1, 2, 3)</text:p>
      <text:p text:style-name="P2"><text:s text:c="4"/><text:tab/>(lambda *args: sum(args))(1, 2, 3)</text:p>
      <text:p text:style-name="P2"><text:s text:c="4"/><text:tab/>list(map(lambda x: x.upper(), ['cat', 'dog', 'cow'])) -&gt; ['CAT', 'DOG', 'COW'] <text:s text:c="3"/></text:p>
      <text:p text:style-name="P2"/>
      <text:p text:style-name="P25"><text:span text:style-name="T65">12. </text:span>unittest</text:p>
      <text:p text:style-name="P2"/>
      <text:p text:style-name="P2"><text:soft-page-break/>→<text:span text:style-name="T65"> </text:span>import unittest<text:tab/><text:tab/><text:tab/><text:tab/><text:tab/><text:tab/><text:span text:style-name="T65"># importing module for testing</text:span></text:p>
      <text:p text:style-name="P2">→<text:span text:style-name="T65"> </text:span>python3 -m unittest test_filname (no .py)<text:tab/><text:tab/><text:tab/><text:span text:style-name="T65"># running test in the console</text:span></text:p>
      <text:p text:style-name="P2"/>
      <text:p text:style-name="P21"># test class example</text:p>
      <text:p text:style-name="P2">class TestCircle(unittest.TestCase):</text:p>
      <text:p text:style-name="P2"><text:tab/>def test_area(self): #Test function must start with word 'test', otherwise it won't be detected</text:p>
      <text:p text:style-name="P2"><text:tab/><text:tab/><text:tab/> <text:s text:c="7"/>#Test function don't return anything, only assert statements</text:p>
      <text:p text:style-name="P2"><text:tab/><text:tab/>self.assertEqual(first, second)<text:tab/></text:p>
      <text:p text:style-name="P2"><text:tab/><text:tab/>self.assertAlmostEqual(circle_area(1), pi) # 7 digits precision</text:p>
      <text:p text:style-name="P2"><text:tab/><text:tab/>self.assertRaises(ValueError, circle_area, -2)</text:p>
      <text:p text:style-name="P2"><text:tab/><text:tab/>self.assertTrue(balanced_word("abba"))</text:p>
      <text:p text:style-name="P2"><text:tab/><text:tab/>self.assertFalse(balanced_word("abbc"))</text:p>
      <text:p text:style-name="P2"><text:tab/><text:tab/>self.assertListEqual(ls1, ls2)</text:p>
      <text:p text:style-name="P2"><text:tab/><text:tab/>self.assertTupleEqual(tuple1, tuple2)</text:p>
      <text:p text:style-name="P2"><text:tab/><text:tab/>self.assertDictEqual(dict1, dict2)</text:p>
      <text:p text:style-name="P2"/>
      <text:p text:style-name="P31">13. <text:span text:style-name="T95">collections: deque, </text:span>Counter, <text:span text:style-name="T66">OrderedDict</text:span></text:p>
      <text:p text:style-name="P2"/>
      <text:p text:style-name="P17"><text:span text:style-name="T16">-</text:span><text:span text:style-name="T25">&gt; </text:span><text:span text:style-name="T16">from collections import deque </text:span>– <text:span text:style-name="T58">importing deque</text:span></text:p>
      <text:p text:style-name="P17"><text:span text:style-name="T16">-</text:span><text:span text:style-name="T25">&gt; </text:span><text:span text:style-name="T16">d = deque([iterable]) </text:span>– <text:span text:style-name="T58">creating deque</text:span></text:p>
      <text:p text:style-name="P17"><text:span text:style-name="T16">-</text:span><text:span text:style-name="T25">&gt; </text:span><text:span text:style-name="T16">d.append(object) / d.appendleft(object) </text:span>- <text:span text:style-name="T58">adding element to deque</text:span></text:p>
      <text:p text:style-name="P36"><text:span text:style-name="T16">-</text:span><text:span text:style-name="T25">&gt; </text:span><text:span text:style-name="T16">d.pop() / d.popleft() </text:span>- <text:span text:style-name="T58">removing element from deque</text:span></text:p>
      <text:p text:style-name="P17"><text:span text:style-name="T16">-</text:span><text:span text:style-name="T25">&gt; </text:span><text:span text:style-name="T16">d.extend(iterable) / d.extendleft(iterable) </text:span>- <text:span text:style-name="T58">extending deque using iterable</text:span></text:p>
      <text:p text:style-name="P2"/>
      <text:p text:style-name="P2">-<text:span text:style-name="T65">&gt; </text:span><text:span text:style-name="T1">from collections import Counter</text:span><text:tab/><text:tab/><text:tab/><text:tab/><text:span text:style-name="T65"># importing module for Counter</text:span></text:p>
      <text:p text:style-name="P2"><text:span text:style-name="T65">-&gt; lst</text:span> = [1, 2, 1, 2, 3, 2]</text:p>
      <text:p text:style-name="P2">-<text:span text:style-name="T65">&gt; </text:span>c = <text:span text:style-name="T1">Counter(</text:span><text:span text:style-name="T7">lst</text:span><text:span text:style-name="T1">)</text:span><text:tab/><text:tab/><text:tab/><text:tab/><text:tab/><text:tab/><text:span text:style-name="T65"># creating instance of Counter class</text:span></text:p>
      <text:p text:style-name="P2"/>
      <text:p text:style-name="P15"><text:span text:style-name="T66">-&gt; </text:span><text:span text:style-name="T8">from collections import OrderedDict</text:span><text:span text:style-name="T67"><text:tab/><text:tab/><text:tab/></text:span><text:span text:style-name="T66"># </text:span><text:span text:style-name="T65">importing module for Counter</text:span></text:p>
      <text:p text:style-name="P15"><text:span text:style-name="T67">-</text:span><text:span text:style-name="T66">&gt; ordered_d = <text:s/></text:span><text:span text:style-name="T8">OrderedDict</text:span><text:span text:style-name="T9">()</text:span><text:span text:style-name="T66"><text:tab/><text:tab/><text:tab/><text:tab/></text:span><text:span text:style-name="T65"># creating instance of </text:span><text:span text:style-name="T66">OrderedDict</text:span><text:span text:style-name="T65"> class</text:span></text:p>
      <text:p text:style-name="P2"/>
      <text:p text:style-name="P31">14. Regular expressions</text:p>
      <text:p text:style-name="P21"/>
      <text:p text:style-name="P21"><text:span text:style-name="T68">-&gt; </text:span><text:span text:style-name="T6">import re </text:span><text:span text:style-name="T68">– importing necessary module for regex</text:span></text:p>
      <text:p text:style-name="P21">-<text:span text:style-name="T68">&gt; </text:span><text:span text:style-name="T6">re.sub(pattern, repl, string, count=0, flags=0) </text:span><text:span text:style-name="T68">- return the string obtained by</text:span></text:p>
      <text:p text:style-name="P21"><text:tab/>replacing the leftmost non-overlapping occurrences of the pattern in string by the</text:p>
      <text:p text:style-name="P21"><text:tab/>replacement repl. </text:p>
      <text:p text:style-name="P2"><text:tab/>len(re.sub('[^aAeEiIoOuU]', '', “<text:span text:style-name="T68">Steam”</text:span>)) <text:tab/><text:tab/><text:tab/><text:tab/><text:span text:style-name="T68"># out: 2 (‘ea’)</text:span></text:p>
      <text:p text:style-name="P2"><text:tab/><text:span text:style-name="T68">re.sub(‘[^a-Az-Z]’, ‘’, '%%)?"?B#&gt;/_4a#,;t8|m8675a(n') <text:tab/><text:tab/># out: ‘Batman’ </text:span></text:p>
      <text:p text:style-name="P2"><text:tab/>first_step = re.sub(r'[a-m]', '0', txt, flags=re.IGNORECASE)</text:p>
      <text:p text:style-name="P40">-&gt; <text:span text:style-name="T1">re.findall(regex, string) </text:span>- return a list of all non-overlapping matches in the string.</text:p>
      <text:p text:style-name="P40"><text:tab/>lst = <text:span text:style-name="T69">['pizza ($2.99)', 'shampoo ($15.75)', 'trash bags ($15.00)']</text:span></text:p>
      <text:p text:style-name="P40"><text:tab/><text:span text:style-name="T69">[float(i) for i in re.findall(r'\d+\.\d+', str(lst))]<text:tab/><text:tab/><text:tab/><text:tab/># out: [2.99, 15.75, 15]</text:span></text:p>
      <text:p text:style-name="P41">-&gt; <text:span text:style-name="T1">re.search(regex, string)</text:span> - matching is done in the entire string. Return: - if found <text:s/>-&gt; match <text:tab/>object, not found -&gt; None</text:p>
      <text:p text:style-name="P46"><text:span text:style-name="T93"><text:tab/></text:span><text:span text:style-name="T70">if </text:span><text:span text:style-name="T69">re.search(r'7', ‘</text:span><text:span text:style-name="T70">this is 72’</text:span><text:span text:style-name="T69">) is not None:</text:span></text:p>
      <text:p text:style-name="P46"><text:span text:style-name="T69">-</text:span><text:span text:style-name="T73">&gt; useful symbols:</text:span></text:p>
      <text:p text:style-name="P51">- ‘\w’ – matches any letter <text:span text:style-name="T175">or digit or _</text:span></text:p>
      <text:p text:style-name="P47"><text:span text:style-name="T73"><text:tab/>' '</text:span><text:span text:style-name="T69">.join(re.findall(r'\w+', '**^&amp;$Regular#$%Expressions$%$$%^**')) </text:span></text:p>
      <text:p text:style-name="P47"><text:span text:style-name="T69"><text:tab/></text:span><text:span text:style-name="T74"># out: </text:span><text:span text:style-name="T69">'Regular Expressions'</text:span></text:p>
      <text:p text:style-name="P62"><text:span text:style-name="T107">-</text:span><text:span text:style-name="T112">&gt; \W - </text:span><text:span text:style-name="T90">Matches any character which is not a word character. This is the opposite of </text:span><text:span text:style-name="Source_20_Text"><text:span text:style-name="T90">\w</text:span></text:span><text:span text:style-name="T90">.</text:span></text:p>
      <text:p text:style-name="P46"><text:span text:style-name="T73">- ‘+’ matches any ‘sequence’ of </text:span><text:span text:style-name="T74">given symbols (look example above)</text:span></text:p>
      <text:p text:style-name="P38"><text:soft-page-break/><text:span text:style-name="T108">- ‘</text:span><text:span text:style-name="T109">|’ - </text:span><text:span text:style-name="Strong_20_Emphasis"><text:span text:style-name="T114">The vertical bar</text:span></text:span><text:span text:style-name="T109"> </text:span><text:span text:style-name="Source_20_Text"><text:span text:style-name="T109">|</text:span></text:span><text:span text:style-name="T109"> is the equivalent to "or" in RegEx.</text:span></text:p>
      <text:p text:style-name="P46"><text:span text:style-name="T75"><text:tab/>txt2 = </text:span><text:span text:style-name="T69">'yellow flag red flag blue flag green flag'</text:span></text:p>
      <text:p text:style-name="P46"><text:span text:style-name="T75"><text:tab/>pattern = </text:span><text:span text:style-name="T69">"blue flag|red flag"</text:span></text:p>
      <text:p text:style-name="P46"><text:span text:style-name="T75"><text:tab/>re.findall(pattern</text:span><text:span text:style-name="T69">, txt2) == ['red flag', 'blue flag']</text:span></text:p>
      <text:p text:style-name="P46"><text:span text:style-name="T75">- </text:span><text:span text:style-name="T76">{} - fixed quantifiers indicate numbers of characters or expressions to match</text:span></text:p>
      <text:p text:style-name="P38"><text:span text:style-name="T110"><text:tab/></text:span><text:span text:style-name="Source_20_Text"><text:span text:style-name="T76">x{n}</text:span></text:span><text:span text:style-name="T76"> matches </text:span><text:span text:style-name="Strong_20_Emphasis"><text:span text:style-name="T92">exactly</text:span></text:span><text:span text:style-name="T76"> "n" occurrences of the preceding item "x":</text:span></text:p>
      <text:p text:style-name="P38"><text:span text:style-name="T110"><text:tab/></text:span><text:span text:style-name="Source_20_Text"><text:span text:style-name="T76">x{n,}</text:span></text:span><text:span text:style-name="T76"> matches </text:span><text:span text:style-name="Strong_20_Emphasis"><text:span text:style-name="T92">at least</text:span></text:span><text:span text:style-name="T76"> "n" occurrences of the preceding item "x":</text:span></text:p>
      <text:p text:style-name="P38"><text:span text:style-name="T110"><text:tab/></text:span><text:span text:style-name="Source_20_Text"><text:span text:style-name="T110">x{n,m}</text:span></text:span><text:span text:style-name="T110"> matches </text:span><text:span text:style-name="Strong_20_Emphasis"><text:span text:style-name="T115">at least</text:span></text:span><text:span text:style-name="T110"> "n" </text:span><text:span text:style-name="Strong_20_Emphasis"><text:span text:style-name="T115">and at most</text:span></text:span><text:span text:style-name="T110"> "m" occurrences of the preceding item "x":</text:span></text:p>
      <text:p text:style-name="P52"><text:tab/></text:p>
      <text:p text:style-name="P46"><text:span text:style-name="T76"><text:tab/>txt = </text:span><text:span text:style-name="T69">'Hello!... Wait. How goes?..... GoodBye!..'</text:span><text:line-break/><text:tab/><text:span text:style-name="T69">pattern = r"\.{3,}"</text:span></text:p>
      <text:p text:style-name="P46"><text:span text:style-name="T76"><text:tab/>re.findall(pattern</text:span><text:span text:style-name="T69">, txt) <text:tab/></text:span><text:span text:style-name="T76"># out: </text:span><text:span text:style-name="T69">['...', '.....']</text:span></text:p>
      <text:p text:style-name="P46"><text:span text:style-name="T76">- </text:span><text:span text:style-name="T77">^ - match the beginning of the string</text:span></text:p>
      <text:p text:style-name="P39"><text:span text:style-name="T111"><text:tab/></text:span><text:span text:style-name="Source_20_Text"><text:span text:style-name="T111">bool(re.search(</text:span></text:span><text:span text:style-name="Source_20_Text"><text:span text:style-name="T113">r’^</text:span></text:span><text:span text:style-name="Source_20_Text"><text:span text:style-name="T111">/users/edabit/’, "/users/edabit/python/regex.py"))<text:tab/><text:tab/># out: True</text:span></text:span></text:p>
      <text:p text:style-name="P46"><text:span text:style-name="T77">- </text:span><text:span text:style-name="T78">$ - match the end of the string</text:span></text:p>
      <text:p text:style-name="P54"><text:span text:style-name="T93"><text:tab/></text:span><text:span text:style-name="T69">bool(re.search(r"\.py$|\.pyw$", "/users/file.py")) <text:tab/><text:tab/><text:tab/><text:tab/></text:span><text:span text:style-name="T78">#out: </text:span><text:span text:style-name="T69"><text:s/>True</text:span></text:p>
      <text:p text:style-name="P60"><text:span text:style-name="T107">- </text:span><text:span text:style-name="T128">s - </text:span><text:span text:style-name="T89">Matches Unicode whitespace characters (which includes </text:span><text:span text:style-name="Source_20_Text"><text:span text:style-name="T89">[ \t\n\r\f\v]</text:span></text:span></text:p>
      <text:p text:style-name="P60"><text:span text:style-name="Source_20_Text"><text:span text:style-name="T89"><text:tab/></text:span></text:span><text:span text:style-name="Source_20_Text"><text:span text:style-name="T163">pattern = </text:span></text:span><text:span text:style-name="T156">r'^\s+|\s+$'</text:span><text:span text:style-name="Source_20_Text"><text:span text:style-name="T157"><text:tab/></text:span></text:span><text:span text:style-name="Source_20_Text"><text:span text:style-name="T158"># matches any whitespace at the beginning and end</text:span></text:span></text:p>
      <text:p text:style-name="P60"><text:span text:style-name="T107">- </text:span><text:span text:style-name="T125">\S - Matches any character which is not a whitespace character. This is the opposite of </text:span><text:span text:style-name="Source_20_Text"><text:span text:style-name="T125">\s</text:span></text:span><text:span text:style-name="T125">.</text:span></text:p>
      <text:p text:style-name="P54"><text:span text:style-name="T79"><text:tab/></text:span><text:span text:style-name="T79">pattern = </text:span><text:span text:style-name="T69">r"\S\?$"</text:span></text:p>
      <text:p text:style-name="P60"><text:span text:style-name="T107">- </text:span><text:span text:style-name="T136">\d - </text:span><text:span text:style-name="T91">Matches any Unicode decimal digit </text:span><text:span text:style-name="T136">0-9</text:span></text:p>
      <text:p text:style-name="P60"><text:span text:style-name="T136"><text:tab/></text:span><text:span text:style-name="T161">re.findall(r’\d+’</text:span><text:span text:style-name="T164">, ‘</text:span><text:span text:style-name="T165">pa123a’</text:span><text:span text:style-name="T159">)<text:tab/><text:tab/></text:span><text:span text:style-name="T160"># out: [‘123]</text:span></text:p>
      <text:p text:style-name="P60"><text:span text:style-name="T125">- \D - Matches any character which is not a decimal digit. This is the opposite of </text:span><text:span text:style-name="Source_20_Text"><text:span text:style-name="T125">\d</text:span></text:span><text:span text:style-name="T125">.</text:span></text:p>
      <text:p text:style-name="P60"><text:span text:style-name="T125">- </text:span><text:span text:style-name="T126">[] - A </text:span><text:span text:style-name="Strong_20_Emphasis"><text:span text:style-name="T137">Character Set</text:span></text:span><text:span text:style-name="T126"> will match any characters within a pair of brackets </text:span><text:span text:style-name="Source_20_Text"><text:span text:style-name="T126">[ ]</text:span></text:span><text:span text:style-name="T126">. You can specify a <text:tab/></text:span><text:span text:style-name="Strong_20_Emphasis"><text:span text:style-name="T137">range</text:span></text:span><text:span text:style-name="T126"> of characters by using a </text:span><text:span text:style-name="Strong_20_Emphasis"><text:span text:style-name="T137">hyphen</text:span></text:span><text:span text:style-name="T126">.</text:span></text:p>
      <text:p text:style-name="P55"><text:span text:style-name="T82"><text:tab/></text:span><text:span text:style-name="T82">re.findall(</text:span><text:span text:style-name="T82">r'x[A-F0-9]</text:span><text:span text:style-name="T69">{2}'</text:span><text:span text:style-name="T69">, </text:span><text:span text:style-name="T69">'Exception 0xAF'</text:span><text:span text:style-name="T69">)<text:tab/> <text:tab/><text:tab/><text:tab/></text:span><text:span text:style-name="T87"># out: </text:span><text:span text:style-name="T69">[</text:span><text:span text:style-name="T69">'xAF'</text:span><text:span text:style-name="T69">]</text:span></text:p>
      <text:p text:style-name="P60"><text:span text:style-name="T125">- </text:span><text:span text:style-name="T127">[^ ] - </text:span><text:span text:style-name="Strong_20_Emphasis"><text:span text:style-name="T138">The caret</text:span></text:span><text:span text:style-name="T127"> </text:span><text:span text:style-name="Source_20_Text"><text:span text:style-name="T127">^</text:span></text:span><text:span text:style-name="T127">, when found at the start of a characer set, is the equivalent to "not" in RegEx. </text:span></text:p>
      <text:p text:style-name="P56"><text:span text:style-name="T93"><text:tab/></text:span><text:span text:style-name="T69">re.findall(</text:span><text:span text:style-name="T69">r'[^\w\s]'</text:span><text:span text:style-name="T69">, </text:span><text:span text:style-name="T69">' alice15@gmail.com '</text:span><text:span text:style-name="T69">) <text:tab/><text:tab/><text:tab/><text:tab/><text:tab/></text:span><text:span text:style-name="T88"># out:</text:span><text:span text:style-name="T69"> [</text:span><text:span text:style-name="T69">'@'</text:span><text:span text:style-name="T69">, </text:span><text:span text:style-name="T69">'.'</text:span><text:span text:style-name="T69">]</text:span></text:p>
      <text:p text:style-name="P38"><text:span text:style-name="T101">- * </text:span><text:span text:style-name="T141">and + - </text:span><text:span text:style-name="T150">By default </text:span><text:span text:style-name="Strong_20_Emphasis"><text:span text:style-name="T150">quantifiers</text:span></text:span><text:span text:style-name="T150"> like </text:span><text:span text:style-name="Source_20_Text"><text:span text:style-name="T150">*</text:span></text:span><text:span text:style-name="T150"> and </text:span><text:span text:style-name="Source_20_Text"><text:span text:style-name="T150">+</text:span></text:span><text:span text:style-name="T150"> are "greedy", meaning that they try to match as many characters as possible.</text:span></text:p>
      <text:p text:style-name="P38"><text:span text:style-name="Source_20_Text"><text:span text:style-name="T150"><text:tab/>txt = "1232 2133424 809890 548"</text:span></text:span></text:p>
      <text:p text:style-name="P38"><text:span text:style-name="Source_20_Text"><text:span text:style-name="T150"><text:tab/>re.findall(".+\s", txt) </text:span></text:span><text:span text:style-name="Source_20_Text"><text:span text:style-name="T168"># out:</text:span></text:span><text:span text:style-name="Source_20_Text"><text:span text:style-name="T150"> ["1232 2133424 809890 "]</text:span></text:span></text:p>
      <text:p text:style-name="P38"><text:span text:style-name="Source_20_Text"><text:span text:style-name="T150">-</text:span></text:span><text:span text:style-name="Source_20_Text"><text:span text:style-name="T168">&gt;</text:span></text:span><text:span text:style-name="Source_20_Text"><text:span text:style-name="T150"> ? - Using ? after the quantifier makes the quantifier "lazy": meaning that it will stop as soon as it <text:tab/>finds a match.</text:span></text:span></text:p>
      <text:p text:style-name="P38"><text:span text:style-name="Source_20_Text"><text:span text:style-name="T139"><text:tab/>re.findall(".+?\s", txt) </text:span></text:span><text:span text:style-name="Source_20_Text"><text:span text:style-name="T141"># out:</text:span></text:span><text:span text:style-name="Source_20_Text"><text:span text:style-name="T139"> ["1232 ", "2133424 ", "809890 "]</text:span></text:span></text:p>
      <text:p text:style-name="P64"><text:span text:style-name="Source_20_Text"><text:span text:style-name="T139">-</text:span></text:span><text:span text:style-name="Source_20_Text"><text:span text:style-name="T142">&gt; . - In the default mode, this matches any character except a newline. If the </text:span></text:span><text:a xlink:type="simple" xlink:href="https://docs.python.org/3/library/re.html#re.DOTALL" text:style-name="Internet_20_link" text:visited-style-name="Visited_20_Internet_20_Link"><text:span text:style-name="Source_20_Text">DOTALL</text:span></text:a><text:span text:style-name="Source_20_Text"><text:span text:style-name="T142"> flag has <text:tab/>been specified, this matches any character including a newline.</text:span></text:span></text:p>
      <text:p text:style-name="P64"><text:span text:style-name="Source_20_Text"><text:span text:style-name="T139"><text:tab/></text:span></text:span><text:span text:style-name="Source_20_Text"><text:span text:style-name="T107">re.findall(‘</text:span></text:span><text:span text:style-name="Source_20_Text"><text:span text:style-name="T130">e.{2}</text:span></text:span><text:span text:style-name="T107">, </text:span><text:span text:style-name="T107">txt)</text:span></text:p>
      <text:p text:style-name="P64"><text:span text:style-name="Source_20_Text"><text:span text:style-name="T139">-</text:span></text:span><text:span text:style-name="Source_20_Text"><text:span text:style-name="T143">&gt; /B - Matches the empty string, but only when it is </text:span></text:span><text:span text:style-name="Source_20_Text"><text:span text:style-name="Emphasis"><text:span text:style-name="T143">not</text:span></text:span></text:span><text:span text:style-name="Source_20_Text"><text:span text:style-name="T143"> at the beginning or end of a word. This <text:tab/>means that r'py\B' matches 'python', 'py3', 'py2', but not 'py', 'py.', or 'py!'.</text:span></text:span></text:p>
      <text:p text:style-name="P64"><text:span text:style-name="Source_20_Text"><text:span text:style-name="T143">-</text:span></text:span><text:span text:style-name="Source_20_Text"><text:span text:style-name="T144">&gt; (?P&lt;name&gt;x) - </text:span></text:span><text:span text:style-name="Source_20_Text"><text:span text:style-name="Strong_20_Emphasis"><text:span text:style-name="T144">named capturing group</text:span></text:span></text:span><text:span text:style-name="Source_20_Text"><text:span text:style-name="T144"> will match "x" in (?P&lt;name&gt;x) and will store the <text:tab/>match under the name name.</text:span></text:span></text:p>
      <text:p text:style-name="P64"><text:span text:style-name="Source_20_Text"><text:span text:style-name="T144"><text:tab/>txt = "(214) 987-6482"</text:span></text:span></text:p>
      <text:p text:style-name="P50"><text:span text:style-name="Source_20_Text"><text:span text:style-name="T139"><text:tab/>m = re.match("\((?P&lt;area&gt;\d{3})\)", txt)</text:span></text:span></text:p>
      <text:p text:style-name="P50"><text:span text:style-name="Source_20_Text"><text:span text:style-name="T139"><text:tab/>m.group("area") <text:tab/><text:tab/><text:tab/><text:tab/><text:tab/></text:span></text:span><text:span text:style-name="Source_20_Text"><text:span text:style-name="T144"># out:</text:span></text:span><text:span text:style-name="Source_20_Text"><text:span text:style-name="T139"> 214</text:span></text:span></text:p>
      <text:p text:style-name="P50"><text:span text:style-name="Source_20_Text"><text:span text:style-name="T139">-</text:span></text:span><text:span text:style-name="Source_20_Text"><text:span text:style-name="T146">&gt; (?&lt;=…) - Matches if the current position in the string is preceded by a match for ... that ends <text:tab/>at the current position. This is called a </text:span></text:span><text:span text:style-name="Source_20_Text"><text:span text:style-name="Emphasis"><text:span text:style-name="T146">positive lookbehind assertion</text:span></text:span></text:span><text:span text:style-name="Source_20_Text"><text:span text:style-name="T146">.</text:span></text:span></text:p>
      <text:p text:style-name="P50"><text:span text:style-name="Source_20_Text"><text:span text:style-name="T146"><text:tab/>m = re.search('(?&lt;=abc)def', 'abcdef')<text:tab/></text:span></text:span></text:p>
      <text:p text:style-name="P50"><text:span text:style-name="Source_20_Text"><text:span text:style-name="T146"><text:tab/>m.group(0)<text:tab/># out: ‘def’</text:span></text:span></text:p>
      <text:p text:style-name="P50"><text:span text:style-name="Source_20_Text"><text:span text:style-name="T139">-</text:span></text:span><text:span text:style-name="Source_20_Text"><text:span text:style-name="T145">&gt; (?&lt;!…) - Matches if the current position in the string is not preceded by a match for .... This is <text:tab/>called a </text:span></text:span><text:span text:style-name="Source_20_Text"><text:span text:style-name="Emphasis"><text:span text:style-name="T145">negative lookbehind assertion</text:span></text:span></text:span><text:span text:style-name="Source_20_Text"><text:span text:style-name="T145">.</text:span></text:span></text:p>
      <text:p text:style-name="P50"><text:span text:style-name="Source_20_Text"><text:span text:style-name="T145"><text:tab/></text:span></text:span><text:span text:style-name="Source_20_Text"><text:span text:style-name="T132">pattern = </text:span></text:span><text:span text:style-name="T107">r'(?&lt;!good )cookie'<text:tab/></text:span><text:span text:style-name="T134"># matches for example: ‘bad cookie’, but not ‘good <text:tab/>cookie’</text:span></text:p>
      <text:p text:style-name="P50"><text:soft-page-break/><text:span text:style-name="T134">-</text:span><text:span text:style-name="T135">&gt; </text:span><text:span text:style-name="Source_20_Text"><text:span text:style-name="T118">(?=...) - Matches if ... matches next, but doesn’t consume any of the string. This is called a </text:span></text:span><text:span text:style-name="Source_20_Text"><text:span text:style-name="Emphasis"><text:span text:style-name="T123">lookahead assertion</text:span></text:span></text:span><text:span text:style-name="Source_20_Text"><text:span text:style-name="T118">. For example, Isaac (?=Asimov) will match 'Isaac ' only if it’s followed by 'Asimov'.</text:span></text:span></text:p>
      <text:p text:style-name="P50"><text:span text:style-name="Source_20_Text"><text:span text:style-name="T118"><text:tab/></text:span></text:span><text:span text:style-name="Source_20_Text"><text:span text:style-name="T162">pattern = </text:span></text:span><text:span text:style-name="T156">r'\w+(?= = yes)'</text:span></text:p>
      <text:p text:style-name="P63"><text:span text:style-name="Source_20_Text"><text:span text:style-name="T118"><text:tab/></text:span></text:span><text:span text:style-name="Source_20_Text"><text:span text:style-name="T162">txt = </text:span></text:span><text:span text:style-name="T156">'Texas = no, California = yes, Florida = yes, Michigan = no'</text:span></text:p>
      <text:p text:style-name="P63"><text:span text:style-name="Source_20_Text"><text:span text:style-name="T118"><text:tab/></text:span></text:span><text:span text:style-name="Source_20_Text"><text:span text:style-name="T166">assert </text:span></text:span><text:span text:style-name="T159">re.findall(pattern</text:span><text:span text:style-name="T164">, </text:span><text:span text:style-name="T159">txt) == [</text:span><text:span text:style-name="T156">'California'</text:span><text:span text:style-name="T164">, </text:span><text:span text:style-name="T156">'Florida'</text:span><text:span text:style-name="T159">]</text:span></text:p>
      <text:p text:style-name="P63"><text:span text:style-name="Source_20_Text"><text:span text:style-name="T118"/></text:span></text:p>
      <text:p text:style-name="P64"><text:span text:style-name="Source_20_Text"><text:span text:style-name="T144"/></text:span></text:p>
      <text:p text:style-name="P57"><text:span text:style-name="Source_20_Text"><text:span text:style-name="T139"/></text:span></text:p>
      <text:p text:style-name="P59">15. Dynamic execution</text:p>
      <text:p text:style-name="P58"/>
      <text:p text:style-name="P42"><text:span text:style-name="T170">-</text:span><text:span text:style-name="T171">&gt; </text:span><text:span text:style-name="T172">exec</text:span><text:span text:style-name="T173">() -</text:span><text:span text:style-name="T171"> </text:span><text:span text:style-name="T174">is used to e</text:span><text:span text:style-name="T34">xecute dynamically generated Python code only for its side effects.</text:span></text:p>
      <text:p text:style-name="P48"><text:span text:style-name="T69"><text:tab/>exec('a = 47') <text:s text:c="2"/><text:tab/><text:tab/><text:tab/># modify a global variable as a side effect</text:span><text:line-break/><text:tab/><text:span text:style-name="T69">print(a)<text:tab/><text:tab/><text:tab/><text:tab/></text:span><text:span text:style-name="T71"># out: 47</text:span><text:span text:style-name="T69"><text:tab/></text:span></text:p>
      <text:p text:style-name="P42"><text:span text:style-name="T93">-</text:span><text:span text:style-name="T94">&gt; </text:span><text:span text:style-name="T10">eval</text:span><text:span text:style-name="T11">() -</text:span><text:span text:style-name="T94"> </text:span><text:span text:style-name="T34">is used to evaluate a single dynamically generated Python expression.</text:span></text:p>
      <text:p text:style-name="P42"><text:span text:style-name="T93"><text:tab/></text:span><text:span text:style-name="T69">a = 5</text:span><text:line-break/><text:tab/><text:span text:style-name="T69">print(eval('37 + a')) <text:s text:c="2"/><text:tab/><text:tab/><text:tab/># it is an expression. out: 42</text:span></text:p>
      <text:p text:style-name="P16"/>
      <text:p text:style-name="P2"/>
      <text:p text:style-name="P2"/>
      <text:p text:style-name="P25"><text:span text:style-name="T96">16. </text:span>itertools: <text:span text:style-name="T96">groupby, permutations</text:span></text:p>
      <text:p text:style-name="P18"><text:s text:c="4"/></text:p>
      <text:p text:style-name="P49">-<text:span text:style-name="T96">&gt; </text:span><text:span text:style-name="T12">from itertools import </text:span><text:span text:style-name="T1">groupby</text:span></text:p>
      <text:p text:style-name="P19"><text:span text:style-name="T98"><text:tab/>L = [("a", 1), ("a", 2), ("b", 3), ("b", 4)] </text:span><text:span text:style-name="T97"><text:line-break/><text:tab/></text:span><text:span text:style-name="T99">key_func = lambda x: x[0]</text:span><text:span text:style-name="T98"><text:tab/><text:tab/><text:tab/><text:tab/><text:tab/><text:tab/># Key function <text:s text:c="3"/></text:span><text:span text:style-name="T97"><text:line-break/><text:tab/></text:span><text:span text:style-name="T99">for key, group in itertools.groupby(L, key_func): </text:span><text:span text:style-name="T97"><text:line-break/></text:span><text:span text:style-name="T98"> <text:s text:c="3"/><text:tab/>print(key + " :", </text:span><text:span text:style-name="T99">list(group)</text:span><text:span text:style-name="T98">) <text:tab/><text:tab/><text:tab/># a : [('a', 1), ('a', 2)] # b : [('b', 3), ('b', 4)]</text:span></text:p>
      <text:p text:style-name="P2"/>
      <text:p text:style-name="P2"/>
      <text:p text:style-name="P25"><text:span text:style-name="T147">17. </text:span>datetime</text:p>
      <text:p text:style-name="P2">-<text:span text:style-name="T148">&gt; </text:span><text:span text:style-name="T1">import datetime</text:span></text:p>
      <text:p text:style-name="P20"><text:span text:style-name="T1">-</text:span><text:span text:style-name="T13">&gt; </text:span><text:span text:style-name="T52">datetime object can be compared with: </text:span><text:span text:style-name="T1">&lt;, &gt;, ==</text:span></text:p>
      <text:p text:style-name="P2">-<text:span text:style-name="T148">&gt; </text:span><text:span text:style-name="T1">day = datetime.dateti</text:span><text:span text:style-name="T116">me(year, month, </text:span><text:span text:style-name="T117">day</text:span><text:span text:style-name="T116">) </text:span><text:span text:style-name="T97"><text:tab/><text:tab/># </text:span><text:span text:style-name="T100">creating datetime object</text:span></text:p>
      <text:p text:style-name="P37"><text:span text:style-name="T101">-</text:span><text:span text:style-name="T102">&gt; </text:span><text:span text:style-name="T105">date</text:span><text:span text:style-name="T106">.strftime() </text:span><text:span text:style-name="T101">- </text:span><text:span text:style-name="T103">r</text:span><text:span text:style-name="T149">eturn a string representing the date, controlled by an explicit format string. </text:span></text:p>
      <text:p text:style-name="P37"><text:span text:style-name="T149"><text:tab/></text:span><text:a xlink:type="simple" xlink:href="https://docs.python.org/2/library/datetime.html#strftime-strptime-behavior" text:style-name="Internet_20_link" text:visited-style-name="Visited_20_Internet_20_Link"><text:span text:style-name="T149">https://docs.python.org/2/library/datetime.html#strftime-strptime-behavior</text:span></text:a></text:p>
      <text:p text:style-name="P43"><text:span text:style-name="T93"><text:s/><text:tab/></text:span><text:span text:style-name="T69">day.strftime("%A") == 'Friday'</text:span></text:p>
      <text:p text:style-name="P37"><text:span text:style-name="T151">-</text:span><text:span text:style-name="T152">&gt; </text:span><text:span text:style-name="T154">datetime.strptime() -</text:span><text:span text:style-name="T153"> </text:span><text:span text:style-name="T149">Return a </text:span><text:span text:style-name="Source_20_Text"><text:span text:style-name="T149">datetime</text:span></text:span><text:span text:style-name="T149"> corresponding to </text:span><text:span text:style-name="Emphasis"><text:span text:style-name="T149">date_string</text:span></text:span><text:span text:style-name="T149">, parsed according to <text:tab/></text:span><text:span text:style-name="Emphasis"><text:span text:style-name="T149">format</text:span></text:span><text:span text:style-name="T149">.</text:span></text:p>
      <text:p text:style-name="P44"><text:span text:style-name="T93"><text:tab/></text:span><text:span text:style-name="T69">t1 = datetime.strptime("2019-09-16", '%Y-%m-%d')</text:span></text:p>
      <text:p text:style-name="P37"><text:span text:style-name="T101">-</text:span><text:span text:style-name="T103">&gt; </text:span><text:span text:style-name="T104">datetime.timedelta()</text:span><text:span text:style-name="T103"> - </text:span><text:span text:style-name="T149">A </text:span><text:span text:style-name="Source_20_Text"><text:span text:style-name="T149">timedelta</text:span></text:span><text:span text:style-name="T149"> object represents a duration, the difference between two <text:tab/>dates or times.</text:span></text:p>
      <text:p text:style-name="P45"><text:span text:style-name="T93"><text:tab/></text:span><text:span text:style-name="T69">time_diff = (cities[s_city][0] - cities[f_city][0], cities[s_city][1] - cities[f_city][1])</text:span><text:line-break/><text:tab/><text:span text:style-name="T69">day_s_city = day_time + </text:span><text:span text:style-name="T72">datetime.</text:span><text:span text:style-name="T69">timedelta(hours=time_diff[0], minutes=time_diff[1])</text:span></text:p>
      <text:p text:style-name="P35"><text:span text:style-name="T40">-</text:span><text:span text:style-name="T42">&gt;</text:span><text:span text:style-name="T46"> date.weekday() </text:span><text:span text:style-name="T42">- r</text:span>et<text:span text:style-name="T150">urn the day of the week as an integer, where Monday is 0 and Sunday is 6.</text:span></text:p>
      <text:p text:style-name="P35"><text:span text:style-name="T150"><text:tab/></text:span><text:span text:style-name="Source_20_Text"><text:span text:style-name="T150">date(2002, 12, 4).weekday() == 2</text:span></text:span></text:p>
      <text:p text:style-name="P2"/>
      <text:p text:style-name="P2"/>
      <text:p text:style-name="P32">18. name ‘__main__’</text:p>
      <text:p text:style-name="P2"><text:s text:c="4"/></text:p>
      <text:p text:style-name="P9">-<text:span text:style-name="T155">&gt; </text:span>if __name__ == "__main__":<text:tab/># when module is run as main script file (for testing)</text:p>
      <text:p text:style-name="P9"><text:s text:c="4"/>import sys</text:p>
      <text:p text:style-name="P9"><text:soft-page-break/><text:s text:c="4"/>fib(int(sys.argv[1]))</text:p>
      <text:p text:style-name="P9"/>
      <text:p text:style-name="P9"/>
      <text:p text:style-name="P9"/>
      <text:p text:style-name="P2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1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6T18:06:51.675428099</meta:creation-date>
    <dc:date>2020-05-31T21:30:06.249295363</dc:date>
    <meta:editing-duration>PT7H48M28S</meta:editing-duration>
    <meta:editing-cycles>52</meta:editing-cycles>
    <meta:generator>LibreOffice/6.4.3.2$Linux_X86_64 LibreOffice_project/40$Build-2</meta:generator>
    <meta:document-statistic meta:table-count="0" meta:image-count="0" meta:object-count="0" meta:page-count="8" meta:paragraph-count="290" meta:word-count="2456" meta:character-count="15546" meta:non-whitespace-character-count="12924"/>
  </office:meta>
</office:document-meta>
</file>